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4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djumain Abdul Rahim</text:p>
          </table:table-cell>
          <table:table-cell office:value-type="string">
            <text:p>Gnei Zamzam Doole</text:p>
          </table:table-cell>
          <table:table-cell/>
        </table:table-row>
        <table:table-row table:style-name="ro1">
          <table:table-cell office:value-type="string">
            <text:p>Allon Abidin Aleph Sourjah </text:p>
          </table:table-cell>
          <table:table-cell office:value-type="string">
            <text:p>Amy Grant</text:p>
          </table:table-cell>
          <table:table-cell/>
        </table:table-row>
        <table:table-row table:style-name="ro1">
          <table:table-cell office:value-type="string">
            <text:p>Allon Ahamadin Aleph Sourjah </text:p>
          </table:table-cell>
          <table:table-cell office:value-type="string">
            <text:p>Tamil lady</text:p>
          </table:table-cell>
          <table:table-cell/>
        </table:table-row>
        <table:table-row table:style-name="ro1">
          <table:table-cell office:value-type="string">
            <text:p>Allon Akim Sourjan</text:p>
          </table:table-cell>
          <table:table-cell office:value-type="string">
            <text:p>Sinhalese lady</text:p>
          </table:table-cell>
          <table:table-cell/>
        </table:table-row>
        <table:table-row table:style-name="ro1">
          <table:table-cell office:value-type="string">
            <text:p>Allon Halaladin Aleph Sourjah</text:p>
          </table:table-cell>
          <table:table-cell office:value-type="string">
            <text:p>Gnei Kitchill De Wongso</text:p>
          </table:table-cell>
          <table:table-cell/>
        </table:table-row>
        <table:table-row table:style-name="ro1">
          <table:table-cell office:value-type="string">
            <text:p>Anggranie Amit</text:p>
          </table:table-cell>
          <table:table-cell office:value-type="string">
            <text:p>Shiran Wijetunga </text:p>
          </table:table-cell>
          <table:table-cell/>
        </table:table-row>
        <table:table-row table:style-name="ro1">
          <table:table-cell office:value-type="string">
            <text:p>Azan Jainudeen</text:p>
          </table:table-cell>
          <table:table-cell office:value-type="string">
            <text:p>Lorraine</text:p>
          </table:table-cell>
          <table:table-cell/>
        </table:table-row>
        <table:table-row table:style-name="ro1">
          <table:table-cell office:value-type="string">
            <text:p>Baba Abu Cassim Burah </text:p>
          </table:table-cell>
          <table:table-cell office:value-type="string">
            <text:p>Nona Araby Muhammed Cassim</text:p>
          </table:table-cell>
          <table:table-cell/>
        </table:table-row>
        <table:table-row table:style-name="ro1">
          <table:table-cell office:value-type="string">
            <text:p>Baba Alfi Bahar</text:p>
          </table:table-cell>
          <table:table-cell office:value-type="string">
            <text:p>Aloma Pietersz</text:p>
          </table:table-cell>
          <table:table-cell/>
        </table:table-row>
        <table:table-row table:style-name="ro1">
          <table:table-cell office:value-type="string">
            <text:p>Baba Angus Perdana Aleph Sourjah</text:p>
          </table:table-cell>
          <table:table-cell office:value-type="string">
            <text:p>Khairunissa Aniff</text:p>
          </table:table-cell>
          <table:table-cell/>
        </table:table-row>
        <table:table-row table:style-name="ro1">
          <table:table-cell office:value-type="string">
            <text:p>Baba Bakki Dole </text:p>
          </table:table-cell>
          <table:table-cell office:value-type="string">
            <text:p>Nona Umma</text:p>
          </table:table-cell>
          <table:table-cell/>
        </table:table-row>
        <table:table-row table:style-name="ro1">
          <table:table-cell office:value-type="string">
            <text:p>Baba Boorung Ahamath Cassim</text:p>
          </table:table-cell>
          <table:table-cell office:value-type="string">
            <text:p>Gnei Zuhar Ismail</text:p>
          </table:table-cell>
          <table:table-cell/>
        </table:table-row>
        <table:table-row table:style-name="ro1">
          <table:table-cell office:value-type="string">
            <text:p>Baba Boorung Ahamath Cassim</text:p>
          </table:table-cell>
          <table:table-cell office:value-type="string">
            <text:p>Miss Miskin</text:p>
          </table:table-cell>
          <table:table-cell/>
        </table:table-row>
        <table:table-row table:style-name="ro1">
          <table:table-cell office:value-type="string">
            <text:p>Baba Dain Abu Cassim </text:p>
          </table:table-cell>
          <table:table-cell office:value-type="string">
            <text:p>Gnei Andali Dole</text:p>
          </table:table-cell>
          <table:table-cell/>
        </table:table-row>
        <table:table-row table:style-name="ro1">
          <table:table-cell office:value-type="string">
            <text:p>Baba Dain Abu Cassim </text:p>
          </table:table-cell>
          <table:table-cell office:value-type="string">
            <text:p>unspecified Tamil mother</text:p>
          </table:table-cell>
          <table:table-cell/>
        </table:table-row>
        <table:table-row table:style-name="ro1">
          <table:table-cell office:value-type="string">
            <text:p>Baba Dain Murja Bahar</text:p>
          </table:table-cell>
          <table:table-cell office:value-type="string">
            <text:p>Wilson Gunaratna</text:p>
          </table:table-cell>
          <table:table-cell/>
        </table:table-row>
        <table:table-row table:style-name="ro1">
          <table:table-cell office:value-type="string">
            <text:p>Baba Dain Sirja Bahar</text:p>
          </table:table-cell>
          <table:table-cell office:value-type="string">
            <text:p>Ondaatje</text:p>
          </table:table-cell>
          <table:table-cell/>
        </table:table-row>
        <table:table-row table:style-name="ro1">
          <table:table-cell office:value-type="string">
            <text:p>Baba Dayon </text:p>
          </table:table-cell>
          <table:table-cell office:value-type="string">
            <text:p>Puthi Nallawangsa</text:p>
          </table:table-cell>
          <table:table-cell/>
        </table:table-row>
        <table:table-row table:style-name="ro1">
          <table:table-cell office:value-type="string">
            <text:p>Baba Dharma Ahamath Cassim </text:p>
          </table:table-cell>
          <table:table-cell office:value-type="string">
            <text:p>Nona Ajeema Yusoof</text:p>
          </table:table-cell>
          <table:table-cell/>
        </table:table-row>
        <table:table-row table:style-name="ro1">
          <table:table-cell office:value-type="string">
            <text:p>Baba Dowlath Mohammed Aleph Sourjah</text:p>
          </table:table-cell>
          <table:table-cell office:value-type="string">
            <text:p>Mufeeda Junoos</text:p>
          </table:table-cell>
          <table:table-cell/>
        </table:table-row>
        <table:table-row table:style-name="ro1">
          <table:table-cell office:value-type="string">
            <text:p>Baba Fitr Cassim Burah </text:p>
          </table:table-cell>
          <table:table-cell office:value-type="string">
            <text:p>Gnei Farida Careem</text:p>
          </table:table-cell>
          <table:table-cell/>
        </table:table-row>
        <table:table-row table:style-name="ro1">
          <table:table-cell office:value-type="string">
            <text:p>Baba Hadjirin Doole</text:p>
          </table:table-cell>
          <table:table-cell office:value-type="string">
            <text:p>Packeer Saibo</text:p>
          </table:table-cell>
          <table:table-cell/>
        </table:table-row>
        <table:table-row table:style-name="ro1">
          <table:table-cell office:value-type="string">
            <text:p>Baba Hadjirin Doole</text:p>
          </table:table-cell>
          <table:table-cell office:value-type="string">
            <text:p>Zamzam Miskin</text:p>
          </table:table-cell>
          <table:table-cell/>
        </table:table-row>
        <table:table-row table:style-name="ro1">
          <table:table-cell office:value-type="string">
            <text:p>Baba Hakim Ahamath Cassim </text:p>
          </table:table-cell>
          <table:table-cell office:value-type="string">
            <text:p>Sitti Nihara</text:p>
          </table:table-cell>
          <table:table-cell/>
        </table:table-row>
        <table:table-row table:style-name="ro1">
          <table:table-cell office:value-type="string">
            <text:p>Baba Hakim Ahamath Cassim </text:p>
          </table:table-cell>
          <table:table-cell office:value-type="string">
            <text:p>De Wangsa</text:p>
          </table:table-cell>
          <table:table-cell/>
        </table:table-row>
        <table:table-row table:style-name="ro1">
          <table:table-cell office:value-type="string">
            <text:p>Baba Hanif Abu Cassim Burah</text:p>
          </table:table-cell>
          <table:table-cell office:value-type="string">
            <text:p>Gnei Zama Muhammath Cassim</text:p>
          </table:table-cell>
          <table:table-cell/>
        </table:table-row>
        <table:table-row table:style-name="ro1">
          <table:table-cell office:value-type="string">
            <text:p>Baba Hareera Ahamath Cassim</text:p>
          </table:table-cell>
          <table:table-cell office:value-type="string">
            <text:p>Kitchill</text:p>
          </table:table-cell>
          <table:table-cell/>
        </table:table-row>
        <table:table-row table:style-name="ro1">
          <table:table-cell office:value-type="string">
            <text:p>Baba Hureira Cassim Burah </text:p>
          </table:table-cell>
          <table:table-cell office:value-type="string">
            <text:p>Sellamah (transvestite)</text:p>
          </table:table-cell>
          <table:table-cell/>
        </table:table-row>
        <table:table-row table:style-name="ro1">
          <table:table-cell office:value-type="string">
            <text:p>Baba Indra Moela Packeerally</text:p>
          </table:table-cell>
          <table:table-cell office:value-type="string">
            <text:p>Shirley Packeerally</text:p>
          </table:table-cell>
          <table:table-cell/>
        </table:table-row>
        <table:table-row table:style-name="ro1">
          <table:table-cell office:value-type="string">
            <text:p>Baba Ishan Bahar</text:p>
          </table:table-cell>
          <table:table-cell office:value-type="string">
            <text:p>Dawn Pietersz</text:p>
          </table:table-cell>
          <table:table-cell/>
        </table:table-row>
        <table:table-row table:style-name="ro1">
          <table:table-cell office:value-type="string">
            <text:p>Baba Ismail Bahar</text:p>
          </table:table-cell>
          <table:table-cell office:value-type="string">
            <text:p>Hilerin Junkeer</text:p>
          </table:table-cell>
          <table:table-cell/>
        </table:table-row>
        <table:table-row table:style-name="ro1">
          <table:table-cell office:value-type="string">
            <text:p>Baba Jalal-ud-din Doole</text:p>
          </table:table-cell>
          <table:table-cell office:value-type="string">
            <text:p>Sarba Nona Jaimon</text:p>
          </table:table-cell>
          <table:table-cell/>
        </table:table-row>
        <table:table-row table:style-name="ro1">
          <table:table-cell office:value-type="string">
            <text:p>Baba Jaleel ABu Cassim Boera X</text:p>
          </table:table-cell>
          <table:table-cell office:value-type="string">
            <text:p>Nona Soeri Hadji Bahar</text:p>
          </table:table-cell>
          <table:table-cell/>
        </table:table-row>
        <table:table-row table:style-name="ro1">
          <table:table-cell office:value-type="string">
            <text:p>Baba Jamal Jumar </text:p>
          </table:table-cell>
          <table:table-cell office:value-type="string">
            <text:p>Gnei Dasson Passela</text:p>
          </table:table-cell>
          <table:table-cell/>
        </table:table-row>
        <table:table-row table:style-name="ro1">
          <table:table-cell office:value-type="string">
            <text:p>Baba Jayah Abdeen Cassim </text:p>
          </table:table-cell>
          <table:table-cell office:value-type="string">
            <text:p>Gnei Suriyan Yusoof</text:p>
          </table:table-cell>
          <table:table-cell/>
        </table:table-row>
        <table:table-row table:style-name="ro1">
          <table:table-cell office:value-type="string">
            <text:p>Baba Johar Hadji Bahar </text:p>
          </table:table-cell>
          <table:table-cell office:value-type="string">
            <text:p>Sonia Clausz</text:p>
          </table:table-cell>
          <table:table-cell/>
        </table:table-row>
        <table:table-row table:style-name="ro1">
          <table:table-cell office:value-type="string">
            <text:p>Baba Jumar Hadji Bahar</text:p>
          </table:table-cell>
          <table:table-cell office:value-type="string">
            <text:p>Zamzam Amath</text:p>
          </table:table-cell>
          <table:table-cell/>
        </table:table-row>
        <table:table-row table:style-name="ro1">
          <table:table-cell office:value-type="string">
            <text:p>Baba Junior Burah</text:p>
          </table:table-cell>
          <table:table-cell office:value-type="string">
            <text:p>Yasmin Amith</text:p>
          </table:table-cell>
          <table:table-cell/>
        </table:table-row>
        <table:table-row table:style-name="ro1">
          <table:table-cell office:value-type="string">
            <text:p>Baba Junior Hadji Bahar</text:p>
          </table:table-cell>
          <table:table-cell office:value-type="string">
            <text:p>Sitti Roekiya Mahath </text:p>
          </table:table-cell>
          <table:table-cell/>
        </table:table-row>
        <table:table-row table:style-name="ro2">
          <table:table-cell office:value-type="string">
            <text:p>Baba Junoor Hadji Bahar </text:p>
          </table:table-cell>
          <table:table-cell office:value-type="string">
            <text:p>Nona Ardani Cassim (2<text:span text:style-name="T1">nd</text:span> marriage)</text:p>
          </table:table-cell>
          <table:table-cell/>
        </table:table-row>
        <table:table-row table:style-name="ro1">
          <table:table-cell office:value-type="string">
            <text:p>Baba Junoor Hadji Bahar </text:p>
          </table:table-cell>
          <table:table-cell office:value-type="string">
            <text:p>Dane Sirri</text:p>
          </table:table-cell>
          <table:table-cell/>
        </table:table-row>
        <table:table-row table:style-name="ro1">
          <table:table-cell office:value-type="string">
            <text:p>Baba Junoor Hadji Bahar </text:p>
          </table:table-cell>
          <table:table-cell office:value-type="string">
            <text:p>Gnei Jammo Abu Cassim Burah</text:p>
          </table:table-cell>
          <table:table-cell/>
        </table:table-row>
        <table:table-row table:style-name="ro1">
          <table:table-cell office:value-type="string">
            <text:p>Baba Kamal-ud-din Doole</text:p>
          </table:table-cell>
          <table:table-cell office:value-type="string">
            <text:p>Nona Sufiya</text:p>
          </table:table-cell>
          <table:table-cell/>
        </table:table-row>
        <table:table-row table:style-name="ro1">
          <table:table-cell office:value-type="string">
            <text:p>Baba Kereish Cassim Burah </text:p>
          </table:table-cell>
          <table:table-cell office:value-type="string">
            <text:p>Ummu Jameela Ismail</text:p>
          </table:table-cell>
          <table:table-cell/>
        </table:table-row>
        <table:table-row table:style-name="ro1">
          <table:table-cell office:value-type="string">
            <text:p>Baba Kitchil Cassim Burah </text:p>
          </table:table-cell>
          <table:table-cell office:value-type="string">
            <text:p>Nona Davy Amoo</text:p>
          </table:table-cell>
          <table:table-cell/>
        </table:table-row>
        <table:table-row table:style-name="ro1">
          <table:table-cell office:value-type="string">
            <text:p>Baba Kumar Edward Burah</text:p>
          </table:table-cell>
          <table:table-cell office:value-type="string">
            <text:p>Gnei Drene Drahin</text:p>
          </table:table-cell>
          <table:table-cell/>
        </table:table-row>
        <table:table-row table:style-name="ro1">
          <table:table-cell office:value-type="string">
            <text:p>Baba Lahirin Taliph </text:p>
          </table:table-cell>
          <table:table-cell office:value-type="string">
            <text:p>Gnei Tasmania Doole</text:p>
          </table:table-cell>
          <table:table-cell/>
        </table:table-row>
        <table:table-row table:style-name="ro1">
          <table:table-cell office:value-type="string">
            <text:p>Baba Lambrath Mohammed Aleph Sourjah</text:p>
          </table:table-cell>
          <table:table-cell office:value-type="string">
            <text:p>Ms Junitha J Amath</text:p>
          </table:table-cell>
          <table:table-cell/>
        </table:table-row>
        <table:table-row table:style-name="ro1">
          <table:table-cell office:value-type="string">
            <text:p>Baba Lambrath Mohammed Aleph Sourjah</text:p>
          </table:table-cell>
          <table:table-cell office:value-type="string">
            <text:p>Junitha Janninoor Ahamath</text:p>
          </table:table-cell>
          <table:table-cell/>
        </table:table-row>
        <table:table-row table:style-name="ro1">
          <table:table-cell office:value-type="string">
            <text:p>Baba Mahamoor Dolea Padan</text:p>
          </table:table-cell>
          <table:table-cell office:value-type="string">
            <text:p>Kitchill Weerabangsa</text:p>
          </table:table-cell>
          <table:table-cell/>
        </table:table-row>
        <table:table-row table:style-name="ro1">
          <table:table-cell office:value-type="string">
            <text:p>Baba Mansoor Doole</text:p>
          </table:table-cell>
          <table:table-cell office:value-type="string">
            <text:p>Gnei Janeena</text:p>
          </table:table-cell>
          <table:table-cell/>
        </table:table-row>
        <table:table-row table:style-name="ro1">
          <table:table-cell office:value-type="string">
            <text:p>Baba Mantara Doole</text:p>
          </table:table-cell>
          <table:table-cell office:value-type="string">
            <text:p>Miss Jamion </text:p>
          </table:table-cell>
          <table:table-cell/>
        </table:table-row>
        <table:table-row table:style-name="ro1">
          <table:table-cell office:value-type="string">
            <text:p>Baba Moon Doole </text:p>
          </table:table-cell>
          <table:table-cell office:value-type="string">
            <text:p>Miss Hadji</text:p>
          </table:table-cell>
          <table:table-cell/>
        </table:table-row>
        <table:table-row table:style-name="ro1">
          <table:table-cell office:value-type="string">
            <text:p>Baba Moondu Doole </text:p>
          </table:table-cell>
          <table:table-cell office:value-type="string">
            <text:p>Gnei Maas <text:s/></text:p>
          </table:table-cell>
          <table:table-cell/>
        </table:table-row>
        <table:table-row table:style-name="ro1">
          <table:table-cell office:value-type="string">
            <text:p>Baba Muhalkin Cassim Burah</text:p>
          </table:table-cell>
          <table:table-cell office:value-type="string">
            <text:p>Gnei Rakkiath Noordeen</text:p>
          </table:table-cell>
          <table:table-cell/>
        </table:table-row>
        <table:table-row table:style-name="ro1">
          <table:table-cell office:value-type="string">
            <text:p>Baba Muhammath Sabreen Aleph Sourjah</text:p>
          </table:table-cell>
          <table:table-cell office:value-type="string">
            <text:p>Gnei Boodi Taliph</text:p>
          </table:table-cell>
          <table:table-cell/>
        </table:table-row>
        <table:table-row table:style-name="ro1">
          <table:table-cell office:value-type="string">
            <text:p>Baba Muhinudeen Pacheerally </text:p>
          </table:table-cell>
          <table:table-cell office:value-type="string">
            <text:p>Jameela Saheed</text:p>
          </table:table-cell>
          <table:table-cell/>
        </table:table-row>
        <table:table-row table:style-name="ro1">
          <table:table-cell office:value-type="string">
            <text:p>Baba Musaddam Abu Cassim Boera </text:p>
          </table:table-cell>
          <table:table-cell office:value-type="string">
            <text:p>Nona Araby Muhammed Cassim</text:p>
          </table:table-cell>
          <table:table-cell/>
        </table:table-row>
        <table:table-row table:style-name="ro1">
          <table:table-cell office:value-type="string">
            <text:p>Baba Naim Abu Cassim Burah</text:p>
          </table:table-cell>
          <table:table-cell office:value-type="string">
            <text:p>Gnei Endran Doole</text:p>
          </table:table-cell>
          <table:table-cell/>
        </table:table-row>
        <table:table-row table:style-name="ro1">
          <table:table-cell office:value-type="string">
            <text:p>Baba Naim Abu Cassim Burah</text:p>
          </table:table-cell>
          <table:table-cell office:value-type="string">
            <text:p>Gnei Haniffa Packeerally</text:p>
          </table:table-cell>
          <table:table-cell/>
        </table:table-row>
        <table:table-row table:style-name="ro1">
          <table:table-cell office:value-type="string">
            <text:p>Baba Noeri Abu Cassim Burah</text:p>
          </table:table-cell>
          <table:table-cell office:value-type="string">
            <text:p>Ummu Sahida Singhawangsa</text:p>
          </table:table-cell>
          <table:table-cell/>
        </table:table-row>
        <table:table-row table:style-name="ro1">
          <table:table-cell office:value-type="string">
            <text:p>Baba Nuhara Cassim Burah </text:p>
          </table:table-cell>
          <table:table-cell office:value-type="string">
            <text:p>Tuan Shareef Hassan</text:p>
          </table:table-cell>
          <table:table-cell/>
        </table:table-row>
        <table:table-row table:style-name="ro1">
          <table:table-cell office:value-type="string">
            <text:p>Baba Oumar Mohammed</text:p>
          </table:table-cell>
          <table:table-cell office:value-type="string">
            <text:p>Miss Johar</text:p>
          </table:table-cell>
          <table:table-cell/>
        </table:table-row>
        <table:table-row table:style-name="ro1">
          <table:table-cell office:value-type="string">
            <text:p>Baba Pajon Lye</text:p>
          </table:table-cell>
          <table:table-cell office:value-type="string">
            <text:p>Miss Jayman</text:p>
          </table:table-cell>
          <table:table-cell/>
        </table:table-row>
        <table:table-row table:style-name="ro1">
          <table:table-cell office:value-type="string">
            <text:p>Baba Permuda Aleph Sourjah </text:p>
          </table:table-cell>
          <table:table-cell office:value-type="string">
            <text:p>Makkie Mohammed</text:p>
          </table:table-cell>
          <table:table-cell/>
        </table:table-row>
        <table:table-row table:style-name="ro1">
          <table:table-cell office:value-type="string">
            <text:p>Baba Putra Cassim Burah </text:p>
          </table:table-cell>
          <table:table-cell office:value-type="string">
            <text:p>Gnei Binthan Hassan</text:p>
          </table:table-cell>
          <table:table-cell/>
        </table:table-row>
        <table:table-row table:style-name="ro1">
          <table:table-cell office:value-type="string">
            <text:p>Baba Rahim Ahamath Cassim</text:p>
          </table:table-cell>
          <table:table-cell office:value-type="string">
            <text:p>Sitti Haleema</text:p>
          </table:table-cell>
          <table:table-cell/>
        </table:table-row>
        <table:table-row table:style-name="ro1">
          <table:table-cell office:value-type="string">
            <text:p>Baba Ramzan Burah </text:p>
          </table:table-cell>
          <table:table-cell office:value-type="string">
            <text:p>Rozanna Khan</text:p>
          </table:table-cell>
          <table:table-cell/>
        </table:table-row>
        <table:table-row table:style-name="ro1">
          <table:table-cell office:value-type="string">
            <text:p>Baba Ranawijo Doole</text:p>
          </table:table-cell>
          <table:table-cell office:value-type="string">
            <text:p>Gnei Moeda Abu Cassim Burah</text:p>
          </table:table-cell>
          <table:table-cell/>
        </table:table-row>
        <table:table-row table:style-name="ro1">
          <table:table-cell office:value-type="string">
            <text:p>Baba Reendu Doole</text:p>
          </table:table-cell>
          <table:table-cell office:value-type="string">
            <text:p>Miss Dole</text:p>
          </table:table-cell>
          <table:table-cell/>
        </table:table-row>
        <table:table-row table:style-name="ro1">
          <table:table-cell office:value-type="string">
            <text:p>Baba Regent Packeerally</text:p>
          </table:table-cell>
          <table:table-cell office:value-type="string">
            <text:p>Gnei Elmoon Achon</text:p>
          </table:table-cell>
          <table:table-cell/>
        </table:table-row>
        <table:table-row table:style-name="ro1">
          <table:table-cell office:value-type="string">
            <text:p>Baba Rubin Jumar</text:p>
          </table:table-cell>
          <table:table-cell office:value-type="string">
            <text:p>Gnei Isnain Doole</text:p>
          </table:table-cell>
          <table:table-cell/>
        </table:table-row>
        <table:table-row table:style-name="ro1">
          <table:table-cell office:value-type="string">
            <text:p>Baba Saam Jumar</text:p>
          </table:table-cell>
          <table:table-cell office:value-type="string">
            <text:p>Gnei Kitchill Jaymon</text:p>
          </table:table-cell>
          <table:table-cell/>
        </table:table-row>
        <table:table-row table:style-name="ro1">
          <table:table-cell office:value-type="string">
            <text:p>Baba Sahreef Abu Cassim Boera</text:p>
          </table:table-cell>
          <table:table-cell office:value-type="string">
            <text:p>Gnei Kitchil Junoos Jayan</text:p>
          </table:table-cell>
          <table:table-cell/>
        </table:table-row>
        <table:table-row table:style-name="ro1">
          <table:table-cell office:value-type="string">
            <text:p>Baba Sakkaf Ahamath Cassim </text:p>
          </table:table-cell>
          <table:table-cell office:value-type="string">
            <text:p>Nona Mashoor Yusoof</text:p>
          </table:table-cell>
          <table:table-cell/>
        </table:table-row>
        <table:table-row table:style-name="ro1">
          <table:table-cell office:value-type="string">
            <text:p>Baba Shareef Abu Cassim Burah </text:p>
          </table:table-cell>
          <table:table-cell office:value-type="string">
            <text:p>Gnei Kitchil Junoos Jayan</text:p>
          </table:table-cell>
          <table:table-cell/>
        </table:table-row>
        <table:table-row table:style-name="ro1">
          <table:table-cell office:value-type="string">
            <text:p>Baba Soema Ahamath Cassim</text:p>
          </table:table-cell>
          <table:table-cell office:value-type="string">
            <text:p>Nona Jammin Doole</text:p>
          </table:table-cell>
          <table:table-cell/>
        </table:table-row>
        <table:table-row table:style-name="ro1">
          <table:table-cell office:value-type="string">
            <text:p>Baba Tajul Arfin Dole</text:p>
          </table:table-cell>
          <table:table-cell office:value-type="string">
            <text:p>Naima Umma</text:p>
          </table:table-cell>
          <table:table-cell/>
        </table:table-row>
        <table:table-row table:style-name="ro1">
          <table:table-cell office:value-type="string">
            <text:p>Baba Tariq Cassim Burah </text:p>
          </table:table-cell>
          <table:table-cell office:value-type="string">
            <text:p>Gnei Endran HAssan</text:p>
          </table:table-cell>
          <table:table-cell/>
        </table:table-row>
        <table:table-row table:style-name="ro1">
          <table:table-cell office:value-type="string">
            <text:p>Baba Tasnim Aleph Sourjah</text:p>
          </table:table-cell>
          <table:table-cell office:value-type="string">
            <text:p>Ayesha Satheen</text:p>
          </table:table-cell>
          <table:table-cell/>
        </table:table-row>
        <table:table-row table:style-name="ro1">
          <table:table-cell office:value-type="string">
            <text:p>Baba Thajone Abdeen Ahamath Cassim</text:p>
          </table:table-cell>
          <table:table-cell office:value-type="string">
            <text:p>Gnei Kitchill Mutaliph</text:p>
          </table:table-cell>
          <table:table-cell/>
        </table:table-row>
        <table:table-row table:style-name="ro1">
          <table:table-cell office:value-type="string">
            <text:p>Baba Thaklin Ahamath Cassim </text:p>
          </table:table-cell>
          <table:table-cell office:value-type="string">
            <text:p>Gnei Boolan Ahamath Cassim</text:p>
          </table:table-cell>
          <table:table-cell/>
        </table:table-row>
        <table:table-row table:style-name="ro1">
          <table:table-cell office:value-type="string">
            <text:p>Baba Thyib Mohammed</text:p>
          </table:table-cell>
          <table:table-cell office:value-type="string">
            <text:p>Zaitoon Samath</text:p>
          </table:table-cell>
          <table:table-cell/>
        </table:table-row>
        <table:table-row table:style-name="ro1">
          <table:table-cell office:value-type="string">
            <text:p>Baba Zalfin Mohammed Aleph Sourjah</text:p>
          </table:table-cell>
          <table:table-cell office:value-type="string">
            <text:p>Razone Barthole</text:p>
          </table:table-cell>
          <table:table-cell/>
        </table:table-row>
        <table:table-row table:style-name="ro1">
          <table:table-cell office:value-type="string">
            <text:p>Baba Zoon Taliph</text:p>
          </table:table-cell>
          <table:table-cell office:value-type="string">
            <text:p>Nona Jarri Sadikin</text:p>
          </table:table-cell>
          <table:table-cell/>
        </table:table-row>
        <table:table-row table:style-name="ro1">
          <table:table-cell office:value-type="string">
            <text:p>Binthan (Staria) Aleph Sourjah</text:p>
          </table:table-cell>
          <table:table-cell office:value-type="string">
            <text:p>Baba Muthalip Juheer Careem</text:p>
          </table:table-cell>
          <table:table-cell/>
        </table:table-row>
        <table:table-row table:style-name="ro1">
          <table:table-cell office:value-type="string">
            <text:p>Camaldin Aleph Sourjah</text:p>
          </table:table-cell>
          <table:table-cell office:value-type="string">
            <text:p>Manja Nona Doole</text:p>
          </table:table-cell>
          <table:table-cell/>
        </table:table-row>
        <table:table-row table:style-name="ro1">
          <table:table-cell office:value-type="string">
            <text:p>Camaldin Aleph Sourjah</text:p>
          </table:table-cell>
          <table:table-cell office:value-type="string">
            <text:p>Nona Tasminia Doole</text:p>
          </table:table-cell>
          <table:table-cell/>
        </table:table-row>
        <table:table-row table:style-name="ro1">
          <table:table-cell office:value-type="string">
            <text:p>Canissa Jamdin </text:p>
          </table:table-cell>
          <table:table-cell office:value-type="string">
            <text:p>Rizvi Jainudeen</text:p>
          </table:table-cell>
          <table:table-cell/>
        </table:table-row>
        <table:table-row table:style-name="ro1">
          <table:table-cell office:value-type="string">
            <text:p>Corinna Hamid</text:p>
          </table:table-cell>
          <table:table-cell office:value-type="string">
            <text:p>Razeena Mannan</text:p>
          </table:table-cell>
          <table:table-cell/>
        </table:table-row>
        <table:table-row table:style-name="ro1">
          <table:table-cell office:value-type="string">
            <text:p>Dain Juwitha Abdeen Cassim </text:p>
          </table:table-cell>
          <table:table-cell office:value-type="string">
            <text:p>Tuan Yehiya Doole</text:p>
          </table:table-cell>
          <table:table-cell/>
        </table:table-row>
        <table:table-row table:style-name="ro1">
          <table:table-cell office:value-type="string">
            <text:p>Dane Juwitha Ahamath Cassim</text:p>
          </table:table-cell>
          <table:table-cell office:value-type="string">
            <text:p>T Yehiya Doole</text:p>
          </table:table-cell>
          <table:table-cell/>
        </table:table-row>
        <table:table-row table:style-name="ro1">
          <table:table-cell office:value-type="string">
            <text:p>Dani Dole</text:p>
          </table:table-cell>
          <table:table-cell office:value-type="string">
            <text:p>J. Dawood</text:p>
          </table:table-cell>
          <table:table-cell/>
        </table:table-row>
        <table:table-row table:style-name="ro1">
          <table:table-cell office:value-type="string">
            <text:p>Dasson Nona</text:p>
          </table:table-cell>
          <table:table-cell office:value-type="string">
            <text:p>Mohammed Muthan</text:p>
          </table:table-cell>
          <table:table-cell office:value-type="string">
            <text:p>businessman</text:p>
          </table:table-cell>
        </table:table-row>
        <table:table-row table:style-name="ro1">
          <table:table-cell office:value-type="string">
            <text:p>De Pangeran Soeris (Soerjah)</text:p>
          </table:table-cell>
          <table:table-cell office:value-type="string">
            <text:p>Din Cujo Ajeone</text:p>
          </table:table-cell>
          <table:table-cell/>
        </table:table-row>
        <table:table-row table:style-name="ro1">
          <table:table-cell office:value-type="string">
            <text:p>Dilano Burah </text:p>
          </table:table-cell>
          <table:table-cell office:value-type="string">
            <text:p>Dilani Yusoof</text:p>
          </table:table-cell>
          <table:table-cell/>
        </table:table-row>
        <table:table-row table:style-name="ro1">
          <table:table-cell office:value-type="string">
            <text:p>Dorain Doella Padan </text:p>
          </table:table-cell>
          <table:table-cell office:value-type="string">
            <text:p>Cassiere</text:p>
          </table:table-cell>
          <table:table-cell/>
        </table:table-row>
        <table:table-row table:style-name="ro1">
          <table:table-cell office:value-type="string">
            <text:p>Eileen Haleema Aleph Sourjah</text:p>
          </table:table-cell>
          <table:table-cell office:value-type="string">
            <text:p>Tuan Mohammed Dane</text:p>
          </table:table-cell>
          <table:table-cell/>
        </table:table-row>
        <table:table-row table:style-name="ro1">
          <table:table-cell office:value-type="string">
            <text:p>Esmin Sourjah </text:p>
          </table:table-cell>
          <table:table-cell office:value-type="string">
            <text:p>Gonsalkorale (Australia)</text:p>
          </table:table-cell>
          <table:table-cell/>
        </table:table-row>
        <table:table-row table:style-name="ro1">
          <table:table-cell office:value-type="string">
            <text:p>F Radin Shiela (Gnei Soeli)</text:p>
          </table:table-cell>
          <table:table-cell office:value-type="string">
            <text:p>Outschoorn</text:p>
          </table:table-cell>
          <table:table-cell/>
        </table:table-row>
        <table:table-row table:style-name="ro1">
          <table:table-cell office:value-type="string">
            <text:p>Fazil Sourjah</text:p>
          </table:table-cell>
          <table:table-cell office:value-type="string">
            <text:p>Sharmila </text:p>
          </table:table-cell>
          <table:table-cell/>
        </table:table-row>
        <table:table-row table:style-name="ro1">
          <table:table-cell office:value-type="string">
            <text:p>Ferial Jamdin</text:p>
          </table:table-cell>
          <table:table-cell office:value-type="string">
            <text:p>Ameer Abdeen</text:p>
          </table:table-cell>
          <table:table-cell/>
        </table:table-row>
        <table:table-row table:style-name="ro1">
          <table:table-cell office:value-type="string">
            <text:p>Geni Daleel Cassim Burah</text:p>
          </table:table-cell>
          <table:table-cell office:value-type="string">
            <text:p>T Bagoes Packeerally</text:p>
          </table:table-cell>
          <table:table-cell/>
        </table:table-row>
        <table:table-row table:style-name="ro1">
          <table:table-cell office:value-type="string">
            <text:p>Gnei Abinon Abu Cassim Boera</text:p>
          </table:table-cell>
          <table:table-cell office:value-type="string">
            <text:p>Alim Abdul Rahim adjumain</text:p>
          </table:table-cell>
          <table:table-cell/>
        </table:table-row>
        <table:table-row table:style-name="ro1">
          <table:table-cell office:value-type="string">
            <text:p>Gnei Ayn Dole (Nona Injan Dole)</text:p>
          </table:table-cell>
          <table:table-cell office:value-type="string">
            <text:p>Baba Muhammath (Baba Shroff)</text:p>
          </table:table-cell>
          <table:table-cell/>
        </table:table-row>
        <table:table-row table:style-name="ro1">
          <table:table-cell office:value-type="string">
            <text:p>Gnei Bagoes Abu Cassim </text:p>
          </table:table-cell>
          <table:table-cell office:value-type="string">
            <text:p>Baba Amith Doella PAdan</text:p>
          </table:table-cell>
          <table:table-cell/>
        </table:table-row>
        <table:table-row table:style-name="ro1">
          <table:table-cell office:value-type="string">
            <text:p>Gnei Bagoes Mohammed </text:p>
          </table:table-cell>
          <table:table-cell office:value-type="string">
            <text:p>Aziz Riaz Ahamath</text:p>
          </table:table-cell>
          <table:table-cell/>
        </table:table-row>
        <table:table-row table:style-name="ro1">
          <table:table-cell office:value-type="string">
            <text:p>Gnei Bagoos Abu Cassim Boera</text:p>
          </table:table-cell>
          <table:table-cell office:value-type="string">
            <text:p>Baba Amith Doella PAdan</text:p>
          </table:table-cell>
          <table:table-cell/>
        </table:table-row>
        <table:table-row table:style-name="ro1">
          <table:table-cell office:value-type="string">
            <text:p>Gnei Bidoora </text:p>
          </table:table-cell>
          <table:table-cell office:value-type="string">
            <text:p>Tuan Nizam Hanifa</text:p>
          </table:table-cell>
          <table:table-cell/>
        </table:table-row>
        <table:table-row table:style-name="ro1">
          <table:table-cell office:value-type="string">
            <text:p>Gnei Bidoora Jainudeen </text:p>
          </table:table-cell>
          <table:table-cell office:value-type="string">
            <text:p>TAM Dain </text:p>
          </table:table-cell>
          <table:table-cell/>
        </table:table-row>
        <table:table-row table:style-name="ro1">
          <table:table-cell office:value-type="string">
            <text:p>Gnei Binthari Mohammed</text:p>
          </table:table-cell>
          <table:table-cell office:value-type="string">
            <text:p>Tuan Jaseer Hassan (Tony Hassan)</text:p>
          </table:table-cell>
          <table:table-cell/>
        </table:table-row>
        <table:table-row table:style-name="ro1">
          <table:table-cell office:value-type="string">
            <text:p>Gnei Bistani Burah </text:p>
          </table:table-cell>
          <table:table-cell office:value-type="string">
            <text:p>T Harris Dole</text:p>
          </table:table-cell>
          <table:table-cell/>
        </table:table-row>
        <table:table-row table:style-name="ro1">
          <table:table-cell office:value-type="string">
            <text:p>Gnei Boodi Doole</text:p>
          </table:table-cell>
          <table:table-cell office:value-type="string">
            <text:p>Tuan Buhary Abu Sallay Dole </text:p>
          </table:table-cell>
          <table:table-cell/>
        </table:table-row>
        <table:table-row table:style-name="ro1">
          <table:table-cell office:value-type="string">
            <text:p>Gnei Boodi Taliph </text:p>
          </table:table-cell>
          <table:table-cell office:value-type="string">
            <text:p>Tuan Sabreen Sourjah</text:p>
          </table:table-cell>
          <table:table-cell/>
        </table:table-row>
        <table:table-row table:style-name="ro1">
          <table:table-cell office:value-type="string">
            <text:p>Gnei Boolan Burah</text:p>
          </table:table-cell>
          <table:table-cell office:value-type="string">
            <text:p>Ruby Meedin</text:p>
          </table:table-cell>
          <table:table-cell/>
        </table:table-row>
        <table:table-row table:style-name="ro1">
          <table:table-cell office:value-type="string">
            <text:p>Gnei Buhari Ahamath Cassim</text:p>
          </table:table-cell>
          <table:table-cell office:value-type="string">
            <text:p>Tuan Noer Doole</text:p>
          </table:table-cell>
          <table:table-cell/>
        </table:table-row>
        <table:table-row table:style-name="ro1">
          <table:table-cell office:value-type="string">
            <text:p>Gnei Dain Hadji Bahar</text:p>
          </table:table-cell>
          <table:table-cell office:value-type="string">
            <text:p>Tuan Kitchil Burah </text:p>
          </table:table-cell>
          <table:table-cell/>
        </table:table-row>
        <table:table-row table:style-name="ro1">
          <table:table-cell office:value-type="string">
            <text:p>Gnei Dason Nona</text:p>
          </table:table-cell>
          <table:table-cell office:value-type="string">
            <text:p>Maas Roteh Bangsajayah</text:p>
          </table:table-cell>
          <table:table-cell/>
        </table:table-row>
        <table:table-row table:style-name="ro1">
          <table:table-cell office:value-type="string">
            <text:p>Gnei Davy Nona Cassim </text:p>
          </table:table-cell>
          <table:table-cell office:value-type="string">
            <text:p>Tuan Johore Ismail</text:p>
          </table:table-cell>
          <table:table-cell office:value-type="string">
            <text:p>Jaimo</text:p>
          </table:table-cell>
        </table:table-row>
        <table:table-row table:style-name="ro1">
          <table:table-cell office:value-type="string">
            <text:p>Gnei Dileema Ahamath Cassim</text:p>
          </table:table-cell>
          <table:table-cell office:value-type="string">
            <text:p>T Bagoes Yusoof</text:p>
          </table:table-cell>
          <table:table-cell/>
        </table:table-row>
        <table:table-row table:style-name="ro1">
          <table:table-cell office:value-type="string">
            <text:p>Gnei Edaham Aleph Sourjah</text:p>
          </table:table-cell>
          <table:table-cell office:value-type="string">
            <text:p>Tuan Mohammed Deen Miskin</text:p>
          </table:table-cell>
          <table:table-cell/>
        </table:table-row>
        <table:table-row table:style-name="ro1">
          <table:table-cell office:value-type="string">
            <text:p>Gnei Fareeda Buckker </text:p>
          </table:table-cell>
          <table:table-cell office:value-type="string">
            <text:p>T Victor Jaimon</text:p>
          </table:table-cell>
          <table:table-cell/>
        </table:table-row>
        <table:table-row table:style-name="ro1">
          <table:table-cell office:value-type="string">
            <text:p>Gnei Ferza Hartini Aleph Sourjah</text:p>
          </table:table-cell>
          <table:table-cell office:value-type="string">
            <text:p>MIM Nawaz</text:p>
          </table:table-cell>
          <table:table-cell/>
        </table:table-row>
        <table:table-row table:style-name="ro1">
          <table:table-cell office:value-type="string">
            <text:p>Gnei Freeda Burah </text:p>
          </table:table-cell>
          <table:table-cell office:value-type="string">
            <text:p>Hafiz Jainudeen</text:p>
          </table:table-cell>
          <table:table-cell/>
        </table:table-row>
        <table:table-row table:style-name="ro1">
          <table:table-cell office:value-type="string">
            <text:p>Gnei Freeda Burah </text:p>
          </table:table-cell>
          <table:table-cell office:value-type="string">
            <text:p>Hafiz Jainudeen</text:p>
          </table:table-cell>
          <table:table-cell/>
        </table:table-row>
        <table:table-row table:style-name="ro1">
          <table:table-cell office:value-type="string">
            <text:p>Gnei Fuwaizi Jayah</text:p>
          </table:table-cell>
          <table:table-cell office:value-type="string">
            <text:p>Ibrahim Mohammed</text:p>
          </table:table-cell>
          <table:table-cell/>
        </table:table-row>
        <table:table-row table:style-name="ro1">
          <table:table-cell office:value-type="string">
            <text:p>Gnei Gunara Jayah </text:p>
          </table:table-cell>
          <table:table-cell office:value-type="string">
            <text:p>TJ Dole</text:p>
          </table:table-cell>
          <table:table-cell/>
        </table:table-row>
        <table:table-row table:style-name="ro1">
          <table:table-cell office:value-type="string">
            <text:p>Gnei Jammo Abu Cassim Boera </text:p>
          </table:table-cell>
          <table:table-cell office:value-type="string">
            <text:p>Baba Junoor Hadji Bahar</text:p>
          </table:table-cell>
          <table:table-cell/>
        </table:table-row>
        <table:table-row table:style-name="ro1">
          <table:table-cell office:value-type="string">
            <text:p>Gnei Jarri Abu Cassim</text:p>
          </table:table-cell>
          <table:table-cell office:value-type="string">
            <text:p>Maas Tuan Kitchil Jayah</text:p>
          </table:table-cell>
          <table:table-cell/>
        </table:table-row>
        <table:table-row table:style-name="ro1">
          <table:table-cell office:value-type="string">
            <text:p>Gnei Jarri Abu Cassim</text:p>
          </table:table-cell>
          <table:table-cell office:value-type="string">
            <text:p>Tuan Maas Kitchil </text:p>
          </table:table-cell>
          <table:table-cell/>
        </table:table-row>
        <table:table-row table:style-name="ro1">
          <table:table-cell office:value-type="string">
            <text:p>Gnei Jarri Burah</text:p>
          </table:table-cell>
          <table:table-cell office:value-type="string">
            <text:p>TB Jayah</text:p>
          </table:table-cell>
          <table:table-cell/>
        </table:table-row>
        <table:table-row table:style-name="ro1">
          <table:table-cell office:value-type="string">
            <text:p>Gnei Jarrie Burah</text:p>
          </table:table-cell>
          <table:table-cell office:value-type="string">
            <text:p>TB Jayah</text:p>
          </table:table-cell>
          <table:table-cell/>
        </table:table-row>
        <table:table-row table:style-name="ro1">
          <table:table-cell office:value-type="string">
            <text:p>Gnei Javi Nona Doole Gnei Boodi</text:p>
          </table:table-cell>
          <table:table-cell office:value-type="string">
            <text:p>Baba Ramblan Oumar Taliph</text:p>
          </table:table-cell>
          <table:table-cell/>
        </table:table-row>
        <table:table-row table:style-name="ro1">
          <table:table-cell office:value-type="string">
            <text:p>Gnei Javi Nona Doole Gnei Boodi</text:p>
          </table:table-cell>
          <table:table-cell office:value-type="string">
            <text:p>Tuan Buhary Abu Sallay Dole </text:p>
          </table:table-cell>
          <table:table-cell/>
        </table:table-row>
        <table:table-row table:style-name="ro1">
          <table:table-cell office:value-type="string">
            <text:p>Gnei Kartini Burah</text:p>
          </table:table-cell>
          <table:table-cell office:value-type="string">
            <text:p>Deen Hamid</text:p>
          </table:table-cell>
          <table:table-cell/>
        </table:table-row>
        <table:table-row table:style-name="ro1">
          <table:table-cell office:value-type="string">
            <text:p>Gnei KAssima Abu Cassim Boera</text:p>
          </table:table-cell>
          <table:table-cell office:value-type="string">
            <text:p>Baba Noer Mohamed Doella Pandan</text:p>
          </table:table-cell>
          <table:table-cell/>
        </table:table-row>
        <table:table-row table:style-name="ro1">
          <table:table-cell office:value-type="string">
            <text:p>Gnei Kassima Mohammed </text:p>
          </table:table-cell>
          <table:table-cell office:value-type="string">
            <text:p>Baba Halith Jurampati</text:p>
          </table:table-cell>
          <table:table-cell/>
        </table:table-row>
        <table:table-row table:style-name="ro1">
          <table:table-cell office:value-type="string">
            <text:p>Gnei Kitchil Lye</text:p>
          </table:table-cell>
          <table:table-cell office:value-type="string">
            <text:p>Maas Tuan Kitchil Weerabangsa</text:p>
          </table:table-cell>
          <table:table-cell/>
        </table:table-row>
        <table:table-row table:style-name="ro1">
          <table:table-cell office:value-type="string">
            <text:p>Gnei Kitchill Aleph Sourjah</text:p>
          </table:table-cell>
          <table:table-cell office:value-type="string">
            <text:p>T Arifin Buxckker</text:p>
          </table:table-cell>
          <table:table-cell/>
        </table:table-row>
        <table:table-row table:style-name="ro1">
          <table:table-cell office:value-type="string">
            <text:p>Gnei Kitchill Doella Padan </text:p>
          </table:table-cell>
          <table:table-cell office:value-type="string">
            <text:p>Tuan Arfin Bakkar</text:p>
          </table:table-cell>
          <table:table-cell/>
        </table:table-row>
        <table:table-row table:style-name="ro1">
          <table:table-cell office:value-type="string">
            <text:p>Gnei Kitchill Doella Padan </text:p>
          </table:table-cell>
          <table:table-cell office:value-type="string">
            <text:p>Hassan Mohammed Thaha Johar</text:p>
          </table:table-cell>
          <table:table-cell/>
        </table:table-row>
        <table:table-row table:style-name="ro1">
          <table:table-cell office:value-type="string">
            <text:p>Gnei Moeda Abu Cassim </text:p>
          </table:table-cell>
          <table:table-cell office:value-type="string">
            <text:p>Baba Zamzam Doole</text:p>
          </table:table-cell>
          <table:table-cell/>
        </table:table-row>
        <table:table-row table:style-name="ro1">
          <table:table-cell office:value-type="string">
            <text:p>Gnei Mooda Abu Cassim Boera</text:p>
          </table:table-cell>
          <table:table-cell office:value-type="string">
            <text:p>Baba Zain Doole </text:p>
          </table:table-cell>
          <table:table-cell/>
        </table:table-row>
        <table:table-row table:style-name="ro1">
          <table:table-cell office:value-type="string">
            <text:p>Gnei Mooda Abu Cassim Burah</text:p>
          </table:table-cell>
          <table:table-cell office:value-type="string">
            <text:p>Baba Ranawijo Doole</text:p>
          </table:table-cell>
          <table:table-cell/>
        </table:table-row>
        <table:table-row table:style-name="ro1">
          <table:table-cell office:value-type="string">
            <text:p>Gnei Naima Abu Cassim Burah </text:p>
          </table:table-cell>
          <table:table-cell office:value-type="string">
            <text:p>Maas Latiff Cassim</text:p>
          </table:table-cell>
          <table:table-cell/>
        </table:table-row>
        <table:table-row table:style-name="ro1">
          <table:table-cell office:value-type="string">
            <text:p>Gnei Nishana Jayah</text:p>
          </table:table-cell>
          <table:table-cell office:value-type="string">
            <text:p>Jisthi Kitchilan</text:p>
          </table:table-cell>
          <table:table-cell/>
        </table:table-row>
        <table:table-row table:style-name="ro1">
          <table:table-cell office:value-type="string">
            <text:p>Gnei Noon Abu Cassim Burah </text:p>
          </table:table-cell>
          <table:table-cell office:value-type="string">
            <text:p>Mohammed Zain Packeerally</text:p>
          </table:table-cell>
          <table:table-cell/>
        </table:table-row>
        <table:table-row table:style-name="ro1">
          <table:table-cell office:value-type="string">
            <text:p>Gnei Pearl Zareena Burah</text:p>
          </table:table-cell>
          <table:table-cell office:value-type="string">
            <text:p>T. Faleel Is Ismail</text:p>
          </table:table-cell>
          <table:table-cell/>
        </table:table-row>
        <table:table-row table:style-name="ro1">
          <table:table-cell office:value-type="string">
            <text:p>Gnei Queenie Burah</text:p>
          </table:table-cell>
          <table:table-cell office:value-type="string">
            <text:p>TH Jamdin</text:p>
          </table:table-cell>
          <table:table-cell/>
        </table:table-row>
        <table:table-row table:style-name="ro1">
          <table:table-cell office:value-type="string">
            <text:p>Gnei Queenie Burah</text:p>
          </table:table-cell>
          <table:table-cell office:value-type="string">
            <text:p>MH Amith</text:p>
          </table:table-cell>
          <table:table-cell/>
        </table:table-row>
        <table:table-row table:style-name="ro1">
          <table:table-cell office:value-type="string">
            <text:p>Gnei Raleen Burah</text:p>
          </table:table-cell>
          <table:table-cell office:value-type="string">
            <text:p>Baba Razick Dole</text:p>
          </table:table-cell>
          <table:table-cell/>
        </table:table-row>
        <table:table-row table:style-name="ro1">
          <table:table-cell office:value-type="string">
            <text:p>Gnei Razeena Jayah</text:p>
          </table:table-cell>
          <table:table-cell office:value-type="string">
            <text:p>MH Amit </text:p>
          </table:table-cell>
          <table:table-cell/>
        </table:table-row>
        <table:table-row table:style-name="ro1">
          <table:table-cell office:value-type="string">
            <text:p>Gnei Rizanz Aleph Sourjah</text:p>
          </table:table-cell>
          <table:table-cell office:value-type="string">
            <text:p>Sheriffdeen Camaldeen Meedin</text:p>
          </table:table-cell>
          <table:table-cell/>
        </table:table-row>
        <table:table-row table:style-name="ro1">
          <table:table-cell office:value-type="string">
            <text:p>Gnei Rowena Jayah </text:p>
          </table:table-cell>
          <table:table-cell office:value-type="string">
            <text:p>Enver Crayon Aliph</text:p>
          </table:table-cell>
          <table:table-cell/>
        </table:table-row>
        <table:table-row table:style-name="ro1">
          <table:table-cell office:value-type="string">
            <text:p>Gnei Sabooriya Ahamath Cassim </text:p>
          </table:table-cell>
          <table:table-cell office:value-type="string">
            <text:p>Amir Feisal Thahir </text:p>
          </table:table-cell>
          <table:table-cell/>
        </table:table-row>
        <table:table-row table:style-name="ro1">
          <table:table-cell office:value-type="string">
            <text:p>Gnei Seenar Ahamath Cassim </text:p>
          </table:table-cell>
          <table:table-cell office:value-type="string">
            <text:p>MA Sheriffdeen Doray</text:p>
          </table:table-cell>
          <table:table-cell/>
        </table:table-row>
        <table:table-row table:style-name="ro1">
          <table:table-cell office:value-type="string">
            <text:p>Gnei Seenar Burah </text:p>
          </table:table-cell>
          <table:table-cell office:value-type="string">
            <text:p>Mohammed Thajudeen Jainudeen </text:p>
          </table:table-cell>
          <table:table-cell/>
        </table:table-row>
        <table:table-row table:style-name="ro1">
          <table:table-cell office:value-type="string">
            <text:p>Gnei Seenar Burah </text:p>
          </table:table-cell>
          <table:table-cell office:value-type="string">
            <text:p>Tuan Tariq Rumi Jainudeen</text:p>
          </table:table-cell>
          <table:table-cell/>
        </table:table-row>
        <table:table-row table:style-name="ro1">
          <table:table-cell office:value-type="string">
            <text:p>Gnei Seenar Doole</text:p>
          </table:table-cell>
          <table:table-cell office:value-type="string">
            <text:p>MCS Mohammed</text:p>
          </table:table-cell>
          <table:table-cell/>
        </table:table-row>
        <table:table-row table:style-name="ro1">
          <table:table-cell office:value-type="string">
            <text:p>Gnei Seenar Taliph </text:p>
          </table:table-cell>
          <table:table-cell office:value-type="string">
            <text:p>TY Amith</text:p>
          </table:table-cell>
          <table:table-cell/>
        </table:table-row>
        <table:table-row table:style-name="ro1">
          <table:table-cell office:value-type="string">
            <text:p>Gnei Shareefa Cassim Burah </text:p>
          </table:table-cell>
          <table:table-cell office:value-type="string">
            <text:p>Tuan Johore Ismail</text:p>
          </table:table-cell>
          <table:table-cell/>
        </table:table-row>
        <table:table-row table:style-name="ro1">
          <table:table-cell office:value-type="string">
            <text:p>Gnei Shirlene Burah</text:p>
          </table:table-cell>
          <table:table-cell office:value-type="string">
            <text:p>Jurangpathy</text:p>
          </table:table-cell>
          <table:table-cell/>
        </table:table-row>
        <table:table-row table:style-name="ro1">
          <table:table-cell office:value-type="string">
            <text:p>Gnei Sitara Aleph Sourjah</text:p>
          </table:table-cell>
          <table:table-cell office:value-type="string">
            <text:p>Che A Wahab (Malaysian)</text:p>
          </table:table-cell>
          <table:table-cell/>
        </table:table-row>
        <table:table-row table:style-name="ro1">
          <table:table-cell office:value-type="string">
            <text:p>Gnei Sulaiha Mohammed </text:p>
          </table:table-cell>
          <table:table-cell office:value-type="string">
            <text:p>Tuan Moeji Sallay</text:p>
          </table:table-cell>
          <table:table-cell/>
        </table:table-row>
        <table:table-row table:style-name="ro1">
          <table:table-cell office:value-type="string">
            <text:p>Gnei Surahi Bakkar</text:p>
          </table:table-cell>
          <table:table-cell office:value-type="string">
            <text:p>Assan Marikkar</text:p>
          </table:table-cell>
          <table:table-cell/>
        </table:table-row>
        <table:table-row table:style-name="ro1">
          <table:table-cell office:value-type="string">
            <text:p>Gnei Tasnin Doole </text:p>
          </table:table-cell>
          <table:table-cell office:value-type="string">
            <text:p>Tuan Rumi Jainudeen Samath</text:p>
          </table:table-cell>
          <table:table-cell/>
        </table:table-row>
        <table:table-row table:style-name="ro1">
          <table:table-cell office:value-type="string">
            <text:p>Gnei Wangsa Aleph Sourjah </text:p>
          </table:table-cell>
          <table:table-cell office:value-type="string">
            <text:p>Tuan Marhoon De Wongsa</text:p>
          </table:table-cell>
          <table:table-cell/>
        </table:table-row>
        <table:table-row table:style-name="ro1">
          <table:table-cell office:value-type="string">
            <text:p>Gnei Wasseela Burah</text:p>
          </table:table-cell>
          <table:table-cell office:value-type="string">
            <text:p>Hamid</text:p>
          </table:table-cell>
          <table:table-cell/>
        </table:table-row>
        <table:table-row table:style-name="ro1">
          <table:table-cell office:value-type="string">
            <text:p>Gnei Yohan Ahamath Cassim </text:p>
          </table:table-cell>
          <table:table-cell office:value-type="string">
            <text:p>ATM Johar</text:p>
          </table:table-cell>
          <table:table-cell/>
        </table:table-row>
        <table:table-row table:style-name="ro1">
          <table:table-cell office:value-type="string">
            <text:p>Gnei Zahuriya Ahamath Cassim </text:p>
          </table:table-cell>
          <table:table-cell office:value-type="string">
            <text:p>Singhawangsa</text:p>
          </table:table-cell>
          <table:table-cell/>
        </table:table-row>
        <table:table-row table:style-name="ro1">
          <table:table-cell office:value-type="string">
            <text:p>Gnei Zahuriya Ahamath Cassim </text:p>
          </table:table-cell>
          <table:table-cell office:value-type="string">
            <text:p>TS Bakkar</text:p>
          </table:table-cell>
          <table:table-cell/>
        </table:table-row>
        <table:table-row table:style-name="ro1">
          <table:table-cell office:value-type="string">
            <text:p>Gnei Zamzam Jaamiya Doole</text:p>
          </table:table-cell>
          <table:table-cell office:value-type="string">
            <text:p>Adjumain Abdul Rahim</text:p>
          </table:table-cell>
          <table:table-cell/>
        </table:table-row>
        <table:table-row table:style-name="ro1">
          <table:table-cell office:value-type="string">
            <text:p>Gnei Zanorra Burah </text:p>
          </table:table-cell>
          <table:table-cell office:value-type="string">
            <text:p>T Masnavi Jaya</text:p>
          </table:table-cell>
          <table:table-cell/>
        </table:table-row>
        <table:table-row table:style-name="ro1">
          <table:table-cell office:value-type="string">
            <text:p>Gnei Zarine Doole </text:p>
          </table:table-cell>
          <table:table-cell office:value-type="string">
            <text:p>TK Moomin</text:p>
          </table:table-cell>
          <table:table-cell/>
        </table:table-row>
        <table:table-row table:style-name="ro1">
          <table:table-cell office:value-type="string">
            <text:p>Gnei Zaveeni Jainudeen </text:p>
          </table:table-cell>
          <table:table-cell office:value-type="string">
            <text:p>Dr H Kumarasingha</text:p>
          </table:table-cell>
          <table:table-cell/>
        </table:table-row>
        <table:table-row table:style-name="ro1">
          <table:table-cell office:value-type="string">
            <text:p>Gnei Zeenar Burah</text:p>
          </table:table-cell>
          <table:table-cell office:value-type="string">
            <text:p>Mohammed Thajudeen Jainudeen </text:p>
          </table:table-cell>
          <table:table-cell/>
        </table:table-row>
        <table:table-row table:style-name="ro1">
          <table:table-cell office:value-type="string">
            <text:p>Hareera Ahamath Cassim</text:p>
          </table:table-cell>
          <table:table-cell office:value-type="string">
            <text:p>Nona Sundari Kitchill</text:p>
          </table:table-cell>
          <table:table-cell/>
        </table:table-row>
        <table:table-row table:style-name="ro1">
          <table:table-cell office:value-type="string">
            <text:p>Hareera Mohammed Thaha Johar</text:p>
          </table:table-cell>
          <table:table-cell office:value-type="string">
            <text:p>Miss Dole</text:p>
          </table:table-cell>
          <table:table-cell/>
        </table:table-row>
        <table:table-row table:style-name="ro1">
          <table:table-cell office:value-type="string">
            <text:p>Hareera Mohammed Thaha Johar</text:p>
          </table:table-cell>
          <table:table-cell office:value-type="string">
            <text:p>Ummu Nona Johar</text:p>
          </table:table-cell>
          <table:table-cell/>
        </table:table-row>
        <table:table-row table:style-name="ro1">
          <table:table-cell office:value-type="string">
            <text:p>Hazare Sourjah</text:p>
          </table:table-cell>
          <table:table-cell office:value-type="string">
            <text:p>Peiris (Australia)</text:p>
          </table:table-cell>
          <table:table-cell/>
        </table:table-row>
        <table:table-row table:style-name="ro1">
          <table:table-cell office:value-type="string">
            <text:p>Hilmy Burah</text:p>
          </table:table-cell>
          <table:table-cell office:value-type="string">
            <text:p>Charmaine Samsudeen</text:p>
          </table:table-cell>
          <table:table-cell/>
        </table:table-row>
        <table:table-row table:style-name="ro1">
          <table:table-cell office:value-type="string">
            <text:p>Indrani Meedin</text:p>
          </table:table-cell>
          <table:table-cell office:value-type="string">
            <text:p>Francis Wickramasuriya</text:p>
          </table:table-cell>
          <table:table-cell/>
        </table:table-row>
        <table:table-row table:style-name="ro1">
          <table:table-cell office:value-type="string">
            <text:p>Inthikab Jamdin</text:p>
          </table:table-cell>
          <table:table-cell office:value-type="string">
            <text:p>Zahira</text:p>
          </table:table-cell>
          <table:table-cell/>
        </table:table-row>
        <table:table-row table:style-name="ro1">
          <table:table-cell office:value-type="string">
            <text:p>Jean Aleph Sourjah</text:p>
          </table:table-cell>
          <table:table-cell office:value-type="string">
            <text:p>Lucy Balahamy</text:p>
          </table:table-cell>
          <table:table-cell/>
        </table:table-row>
        <table:table-row table:style-name="ro1">
          <table:table-cell office:value-type="string">
            <text:p>Jebeye Doella (Baba Ibrahim Dole)</text:p>
          </table:table-cell>
          <table:table-cell office:value-type="string">
            <text:p>Nona Sabina Abdul Cassim</text:p>
          </table:table-cell>
          <table:table-cell/>
        </table:table-row>
        <table:table-row table:style-name="ro1">
          <table:table-cell office:value-type="string">
            <text:p>Jebeye Doella (Baba Ibrahim Dole)</text:p>
          </table:table-cell>
          <table:table-cell office:value-type="string">
            <text:p>Radin Adjan</text:p>
          </table:table-cell>
          <table:table-cell/>
        </table:table-row>
        <table:table-row table:style-name="ro1">
          <table:table-cell office:value-type="string">
            <text:p>Kamaldin Aliph Sourjah</text:p>
          </table:table-cell>
          <table:table-cell office:value-type="string">
            <text:p>Zubaid-ur-Rahman Saleem</text:p>
          </table:table-cell>
          <table:table-cell/>
        </table:table-row>
        <table:table-row table:style-name="ro1">
          <table:table-cell office:value-type="string">
            <text:p>Kheroon Sohnali Burah</text:p>
          </table:table-cell>
          <table:table-cell office:value-type="string">
            <text:p>Chanaka Francis de Livera</text:p>
          </table:table-cell>
          <table:table-cell/>
        </table:table-row>
        <table:table-row table:style-name="ro1">
          <table:table-cell office:value-type="string">
            <text:p>Kitchil Hamid</text:p>
          </table:table-cell>
          <table:table-cell office:value-type="string">
            <text:p>Carina Saldin</text:p>
          </table:table-cell>
          <table:table-cell/>
        </table:table-row>
        <table:table-row table:style-name="ro1">
          <table:table-cell office:value-type="string">
            <text:p>Maas Binthan Kitchill</text:p>
          </table:table-cell>
          <table:table-cell office:value-type="string">
            <text:p>Dole</text:p>
          </table:table-cell>
          <table:table-cell/>
        </table:table-row>
        <table:table-row table:style-name="ro1">
          <table:table-cell office:value-type="string">
            <text:p>Maas Chinda Amoo</text:p>
          </table:table-cell>
          <table:table-cell office:value-type="string">
            <text:p>Wazeera Kanaka</text:p>
          </table:table-cell>
          <table:table-cell/>
        </table:table-row>
        <table:table-row table:style-name="ro1">
          <table:table-cell office:value-type="string">
            <text:p>Maas Dooray Amoo</text:p>
          </table:table-cell>
          <table:table-cell office:value-type="string">
            <text:p>Baba Kitchill Cassim Burah</text:p>
          </table:table-cell>
          <table:table-cell/>
        </table:table-row>
        <table:table-row table:style-name="ro1">
          <table:table-cell office:value-type="string">
            <text:p>Maas Horoun Aleph Sourjah </text:p>
          </table:table-cell>
          <table:table-cell office:value-type="string">
            <text:p>Shirani Aher</text:p>
          </table:table-cell>
          <table:table-cell/>
        </table:table-row>
        <table:table-row table:style-name="ro1">
          <table:table-cell office:value-type="string">
            <text:p>Maas Thymen Amoo</text:p>
          </table:table-cell>
          <table:table-cell office:value-type="string">
            <text:p>Thilak Maligaspe</text:p>
          </table:table-cell>
          <table:table-cell/>
        </table:table-row>
        <table:table-row table:style-name="ro1">
          <table:table-cell office:value-type="string">
            <text:p>Maas Tuan Kitchil Jayah</text:p>
          </table:table-cell>
          <table:table-cell office:value-type="string">
            <text:p>Nona Rasmani Lye</text:p>
          </table:table-cell>
          <table:table-cell/>
        </table:table-row>
        <table:table-row table:style-name="ro1">
          <table:table-cell office:value-type="string">
            <text:p>Machan Boera Abu Cassim </text:p>
          </table:table-cell>
          <table:table-cell office:value-type="string">
            <text:p>K Radin Kaija Adjie Koesoema</text:p>
          </table:table-cell>
          <table:table-cell/>
        </table:table-row>
        <table:table-row table:style-name="ro1">
          <table:table-cell office:value-type="string">
            <text:p>Manja Nona Doole</text:p>
          </table:table-cell>
          <table:table-cell office:value-type="string">
            <text:p>Baba Thassim Doole</text:p>
          </table:table-cell>
          <table:table-cell/>
        </table:table-row>
        <table:table-row table:style-name="ro1">
          <table:table-cell office:value-type="string">
            <text:p>Manja Nona Doole</text:p>
          </table:table-cell>
          <table:table-cell office:value-type="string">
            <text:p>Zahuriya Jaimon</text:p>
          </table:table-cell>
          <table:table-cell/>
        </table:table-row>
        <table:table-row table:style-name="ro1">
          <table:table-cell office:value-type="string">
            <text:p>Manouri Kumar Sourjah</text:p>
          </table:table-cell>
          <table:table-cell office:value-type="string">
            <text:p>Paranagama</text:p>
          </table:table-cell>
          <table:table-cell/>
        </table:table-row>
        <table:table-row table:style-name="ro1">
          <table:table-cell office:value-type="string">
            <text:p>Mina</text:p>
          </table:table-cell>
          <table:table-cell office:value-type="string">
            <text:p>Dharmavan Miskin</text:p>
          </table:table-cell>
          <table:table-cell/>
        </table:table-row>
        <table:table-row table:style-name="ro1">
          <table:table-cell office:value-type="string">
            <text:p>Mohammed Mamudeen Aleph Sourjah </text:p>
          </table:table-cell>
          <table:table-cell office:value-type="string">
            <text:p>Nona Jammil Bahoran</text:p>
          </table:table-cell>
          <table:table-cell/>
        </table:table-row>
        <table:table-row table:style-name="ro1">
          <table:table-cell office:value-type="string">
            <text:p>Mohammed Mamudeen Aleph Sourjah </text:p>
          </table:table-cell>
          <table:table-cell office:value-type="string">
            <text:p>Nona Zulaika Bahoram</text:p>
          </table:table-cell>
          <table:table-cell/>
        </table:table-row>
        <table:table-row table:style-name="ro1">
          <table:table-cell office:value-type="string">
            <text:p>Mohammed Zailanee Ahamath Cassim</text:p>
          </table:table-cell>
          <table:table-cell office:value-type="string">
            <text:p>Sitti Ruhina Hamid</text:p>
          </table:table-cell>
          <table:table-cell/>
        </table:table-row>
        <table:table-row table:style-name="ro1">
          <table:table-cell office:value-type="string">
            <text:p>Mohideen Seenar Ahamath Cassim</text:p>
          </table:table-cell>
          <table:table-cell office:value-type="string">
            <text:p>Kadijah</text:p>
          </table:table-cell>
          <table:table-cell/>
        </table:table-row>
        <table:table-row table:style-name="ro1">
          <table:table-cell office:value-type="string">
            <text:p>Naim Panangan Kassier Buncoes</text:p>
          </table:table-cell>
          <table:table-cell office:value-type="string">
            <text:p>Radin Adjan</text:p>
          </table:table-cell>
          <table:table-cell/>
        </table:table-row>
        <table:table-row table:style-name="ro1">
          <table:table-cell office:value-type="string">
            <text:p>Nazeer Aleph Sourjah</text:p>
          </table:table-cell>
          <table:table-cell office:value-type="string">
            <text:p>Marins Satheen</text:p>
          </table:table-cell>
          <table:table-cell/>
        </table:table-row>
        <table:table-row table:style-name="ro1">
          <table:table-cell office:value-type="string">
            <text:p>Nazrij Jainudeen</text:p>
          </table:table-cell>
          <table:table-cell office:value-type="string">
            <text:p>Ranjith Gunawardane</text:p>
          </table:table-cell>
          <table:table-cell/>
        </table:table-row>
        <table:table-row table:style-name="ro1">
          <table:table-cell office:value-type="string">
            <text:p>Nona Amsiya Doella Padan </text:p>
          </table:table-cell>
          <table:table-cell office:value-type="string">
            <text:p>Mudliyar Baba Hakim Mutaliph</text:p>
          </table:table-cell>
          <table:table-cell/>
        </table:table-row>
        <table:table-row table:style-name="ro1">
          <table:table-cell office:value-type="string">
            <text:p>Nona Araby Muhammath Cassim </text:p>
          </table:table-cell>
          <table:table-cell office:value-type="string">
            <text:p>Baba Musaddam Cassim Burah </text:p>
          </table:table-cell>
          <table:table-cell/>
        </table:table-row>
        <table:table-row table:style-name="ro1">
          <table:table-cell office:value-type="string">
            <text:p>Nona B. Aleph Sourjah</text:p>
          </table:table-cell>
          <table:table-cell office:value-type="string">
            <text:p>ULM Haniffa</text:p>
          </table:table-cell>
          <table:table-cell/>
        </table:table-row>
        <table:table-row table:style-name="ro1">
          <table:table-cell office:value-type="string">
            <text:p>Nona Dharmani Jumar </text:p>
          </table:table-cell>
          <table:table-cell office:value-type="string">
            <text:p>Abdul Cader Mohammed</text:p>
          </table:table-cell>
          <table:table-cell/>
        </table:table-row>
        <table:table-row table:style-name="ro1">
          <table:table-cell office:value-type="string">
            <text:p>Nona Gneiyone Hadji Bahar</text:p>
          </table:table-cell>
          <table:table-cell office:value-type="string">
            <text:p>Hassan Mohammed Thaha Johar</text:p>
          </table:table-cell>
          <table:table-cell office:value-type="string">
            <text:p>from Galle</text:p>
          </table:table-cell>
        </table:table-row>
        <table:table-row table:style-name="ro1">
          <table:table-cell office:value-type="string">
            <text:p>Nona Gneiyone Hadji Bahar</text:p>
          </table:table-cell>
          <table:table-cell office:value-type="string">
            <text:p>Tuan Arfin Bajjar</text:p>
          </table:table-cell>
          <table:table-cell/>
        </table:table-row>
        <table:table-row table:style-name="ro1">
          <table:table-cell office:value-type="string">
            <text:p>Nona Injan Doella Padan</text:p>
          </table:table-cell>
          <table:table-cell office:value-type="string">
            <text:p>Baba Zain Doole </text:p>
          </table:table-cell>
          <table:table-cell/>
        </table:table-row>
        <table:table-row table:style-name="ro1">
          <table:table-cell office:value-type="string">
            <text:p>Nona Injan Dole </text:p>
          </table:table-cell>
          <table:table-cell office:value-type="string">
            <text:p>Baba Ahamath (Wirawila Baba)</text:p>
          </table:table-cell>
          <table:table-cell/>
        </table:table-row>
        <table:table-row table:style-name="ro1">
          <table:table-cell office:value-type="string">
            <text:p>Nona Injan Muhammath Cassim</text:p>
          </table:table-cell>
          <table:table-cell office:value-type="string">
            <text:p>Zainul Abdeen Ahamath Cassim</text:p>
          </table:table-cell>
          <table:table-cell/>
        </table:table-row>
        <table:table-row table:style-name="ro1">
          <table:table-cell office:value-type="string">
            <text:p>Nona Jammin Doole </text:p>
          </table:table-cell>
          <table:table-cell office:value-type="string">
            <text:p>Baba Sooma Ahamath Cassim</text:p>
          </table:table-cell>
          <table:table-cell/>
        </table:table-row>
        <table:table-row table:style-name="ro1">
          <table:table-cell office:value-type="string">
            <text:p>Nona Juwari Cassim Burah</text:p>
          </table:table-cell>
          <table:table-cell office:value-type="string">
            <text:p>Noor Hassan</text:p>
          </table:table-cell>
          <table:table-cell office:value-type="string">
            <text:p>brother of gnei binthan</text:p>
          </table:table-cell>
        </table:table-row>
        <table:table-row table:style-name="ro1">
          <table:table-cell office:value-type="string">
            <text:p>Nona Kitchill Jumar</text:p>
          </table:table-cell>
          <table:table-cell office:value-type="string">
            <text:p>Cassim</text:p>
          </table:table-cell>
          <table:table-cell/>
        </table:table-row>
        <table:table-row table:style-name="ro1">
          <table:table-cell office:value-type="string">
            <text:p>Nona Margaret Vermeer</text:p>
          </table:table-cell>
          <table:table-cell office:value-type="string">
            <text:p>Theidore Adrianne Johannes</text:p>
          </table:table-cell>
          <table:table-cell/>
        </table:table-row>
        <table:table-row table:style-name="ro1">
          <table:table-cell office:value-type="string">
            <text:p>Nona Mera Doole </text:p>
          </table:table-cell>
          <table:table-cell office:value-type="string">
            <text:p>Mohammed Hussain Mandore Jaimon</text:p>
          </table:table-cell>
          <table:table-cell/>
        </table:table-row>
        <table:table-row table:style-name="ro1">
          <table:table-cell office:value-type="string">
            <text:p>Nona Rameena Haniffa </text:p>
          </table:table-cell>
          <table:table-cell office:value-type="string">
            <text:p>T Faliq Meedin</text:p>
          </table:table-cell>
          <table:table-cell/>
        </table:table-row>
        <table:table-row table:style-name="ro1">
          <table:table-cell office:value-type="string">
            <text:p>Nona Rohani Ahamath Cassim</text:p>
          </table:table-cell>
          <table:table-cell office:value-type="string">
            <text:p>TM Thajudeen Hamid</text:p>
          </table:table-cell>
          <table:table-cell/>
        </table:table-row>
        <table:table-row table:style-name="ro1">
          <table:table-cell office:value-type="string">
            <text:p>Nona Sabrina Buncoes</text:p>
          </table:table-cell>
          <table:table-cell office:value-type="string">
            <text:p>Siddiq Naina Muhammath Cassim</text:p>
          </table:table-cell>
          <table:table-cell office:value-type="string">
            <text:p>Malay</text:p>
          </table:table-cell>
        </table:table-row>
        <table:table-row table:style-name="ro1">
          <table:table-cell office:value-type="string">
            <text:p>Nona Soeri Hadji Bahar</text:p>
          </table:table-cell>
          <table:table-cell office:value-type="string">
            <text:p>Baba Jaleel Cassim Burah</text:p>
          </table:table-cell>
          <table:table-cell/>
        </table:table-row>
        <table:table-row table:style-name="ro1">
          <table:table-cell office:value-type="string">
            <text:p>Nona Sundari Muhamath Cassim </text:p>
          </table:table-cell>
          <table:table-cell office:value-type="string">
            <text:p>Baba Oumar Jumar</text:p>
          </table:table-cell>
          <table:table-cell/>
        </table:table-row>
        <table:table-row table:style-name="ro1">
          <table:table-cell office:value-type="string">
            <text:p>Nona Sundari Muhammath Cassim</text:p>
          </table:table-cell>
          <table:table-cell office:value-type="string">
            <text:p>Baba Oumar Jumar</text:p>
          </table:table-cell>
          <table:table-cell/>
        </table:table-row>
        <table:table-row table:style-name="ro1">
          <table:table-cell office:value-type="string">
            <text:p>Nona Tasmania Doole </text:p>
          </table:table-cell>
          <table:table-cell office:value-type="string">
            <text:p>Kamaldin Aliph Sourjah</text:p>
          </table:table-cell>
          <table:table-cell/>
        </table:table-row>
        <table:table-row table:style-name="ro1">
          <table:table-cell office:value-type="string">
            <text:p>Nona Zarona</text:p>
          </table:table-cell>
          <table:table-cell office:value-type="string">
            <text:p>Maaz Thumban Amoo</text:p>
          </table:table-cell>
          <table:table-cell/>
        </table:table-row>
        <table:table-row table:style-name="ro1">
          <table:table-cell office:value-type="string">
            <text:p>Nona Zavina Aleph Sourjah </text:p>
          </table:table-cell>
          <table:table-cell office:value-type="string">
            <text:p>Maas Thuban Amoo</text:p>
          </table:table-cell>
          <table:table-cell/>
        </table:table-row>
        <table:table-row table:style-name="ro1">
          <table:table-cell office:value-type="string">
            <text:p>Pangeran adipati amankoerat the III Macham Boera Abu Casum</text:p>
          </table:table-cell>
          <table:table-cell office:value-type="string">
            <text:p>RAdin Kaidja Ajie Koesoema</text:p>
          </table:table-cell>
          <table:table-cell/>
        </table:table-row>
        <table:table-row table:style-name="ro1">
          <table:table-cell office:value-type="string">
            <text:p>Perdana Wahab Aleph Sourjah </text:p>
          </table:table-cell>
          <table:table-cell office:value-type="string">
            <text:p>Ayn Afifin</text:p>
          </table:table-cell>
          <table:table-cell/>
        </table:table-row>
        <table:table-row table:style-name="ro1">
          <table:table-cell office:value-type="string">
            <text:p>Raden Sitti <text:s/>Dharmavan Sourjah</text:p>
          </table:table-cell>
          <table:table-cell office:value-type="string">
            <text:p>Mina</text:p>
          </table:table-cell>
          <table:table-cell/>
        </table:table-row>
        <table:table-row table:style-name="ro1">
          <table:table-cell office:value-type="string">
            <text:p>Raja Oesman</text:p>
          </table:table-cell>
          <table:table-cell office:value-type="string">
            <text:p>Sitti Habiba</text:p>
          </table:table-cell>
          <table:table-cell/>
        </table:table-row>
        <table:table-row table:style-name="ro1">
          <table:table-cell office:value-type="string">
            <text:p>Ranizie Januideen </text:p>
          </table:table-cell>
          <table:table-cell office:value-type="string">
            <text:p>Rohisa Burah</text:p>
          </table:table-cell>
          <table:table-cell/>
        </table:table-row>
        <table:table-row table:style-name="ro1">
          <table:table-cell office:value-type="string">
            <text:p>Rehana Jainudeen </text:p>
          </table:table-cell>
          <table:table-cell office:value-type="string">
            <text:p>Frank David</text:p>
          </table:table-cell>
          <table:table-cell office:value-type="string">
            <text:p>sinh</text:p>
          </table:table-cell>
        </table:table-row>
        <table:table-row table:style-name="ro1">
          <table:table-cell office:value-type="string">
            <text:p>Riza Aleph Sourjah</text:p>
          </table:table-cell>
          <table:table-cell office:value-type="string">
            <text:p>Jean Jurampathy</text:p>
          </table:table-cell>
          <table:table-cell/>
        </table:table-row>
        <table:table-row table:style-name="ro1">
          <table:table-cell office:value-type="string">
            <text:p>Rizwi Jainudeen</text:p>
          </table:table-cell>
          <table:table-cell office:value-type="string">
            <text:p>Canissa Jamdin</text:p>
          </table:table-cell>
          <table:table-cell/>
        </table:table-row>
        <table:table-row table:style-name="ro1">
          <table:table-cell office:value-type="string">
            <text:p>Rohan Hanmid</text:p>
          </table:table-cell>
          <table:table-cell office:value-type="string">
            <text:p>Farhana Zail</text:p>
          </table:table-cell>
          <table:table-cell/>
        </table:table-row>
        <table:table-row table:style-name="ro1">
          <table:table-cell office:value-type="string">
            <text:p>Roshan Hamid</text:p>
          </table:table-cell>
          <table:table-cell office:value-type="string">
            <text:p>Faizal Amit</text:p>
          </table:table-cell>
          <table:table-cell/>
        </table:table-row>
        <table:table-row table:style-name="ro1">
          <table:table-cell office:value-type="string">
            <text:p>Rosie Jainudeen </text:p>
          </table:table-cell>
          <table:table-cell office:value-type="string">
            <text:p>Imtiaz Mazahry</text:p>
          </table:table-cell>
          <table:table-cell/>
        </table:table-row>
        <table:table-row table:style-name="ro1">
          <table:table-cell office:value-type="string">
            <text:p>Saiyone Ahlip </text:p>
          </table:table-cell>
          <table:table-cell office:value-type="string">
            <text:p>Amin Deane</text:p>
          </table:table-cell>
          <table:table-cell/>
        </table:table-row>
        <table:table-row table:style-name="ro1">
          <table:table-cell office:value-type="string">
            <text:p>Sandhya Kumar Sourjah</text:p>
          </table:table-cell>
          <table:table-cell office:value-type="string">
            <text:p>Iriyapola</text:p>
          </table:table-cell>
          <table:table-cell/>
        </table:table-row>
        <table:table-row table:style-name="ro1">
          <table:table-cell office:value-type="string">
            <text:p>Shahnaz Ahlip</text:p>
          </table:table-cell>
          <table:table-cell office:value-type="string">
            <text:p>Fauzul Khalid</text:p>
          </table:table-cell>
          <table:table-cell/>
        </table:table-row>
        <table:table-row table:style-name="ro1">
          <table:table-cell office:value-type="string">
            <text:p>Shamil Burah</text:p>
          </table:table-cell>
          <table:table-cell office:value-type="string">
            <text:p>Zulfi</text:p>
          </table:table-cell>
          <table:table-cell/>
        </table:table-row>
        <table:table-row table:style-name="ro1">
          <table:table-cell office:value-type="string">
            <text:p>Shamsheer Jamdin</text:p>
          </table:table-cell>
          <table:table-cell office:value-type="string">
            <text:p>Farzana Hashim</text:p>
          </table:table-cell>
          <table:table-cell/>
        </table:table-row>
        <table:table-row table:style-name="ro1">
          <table:table-cell office:value-type="string">
            <text:p>Shanaez Hamid</text:p>
          </table:table-cell>
          <table:table-cell office:value-type="string">
            <text:p>O. Fernando</text:p>
          </table:table-cell>
          <table:table-cell/>
        </table:table-row>
        <table:table-row table:style-name="ro1">
          <table:table-cell office:value-type="string">
            <text:p>Shihaan Dole</text:p>
          </table:table-cell>
          <table:table-cell office:value-type="string">
            <text:p>BF Ahlip</text:p>
          </table:table-cell>
          <table:table-cell/>
        </table:table-row>
        <table:table-row table:style-name="ro1">
          <table:table-cell office:value-type="string">
            <text:p>Shiraz Dole</text:p>
          </table:table-cell>
          <table:table-cell office:value-type="string">
            <text:p>Imara Ahlip</text:p>
          </table:table-cell>
          <table:table-cell/>
        </table:table-row>
        <table:table-row table:style-name="ro1">
          <table:table-cell office:value-type="string">
            <text:p>Shirley Rizana Meedin </text:p>
          </table:table-cell>
          <table:table-cell office:value-type="string">
            <text:p>Tuan Sumari Amit</text:p>
          </table:table-cell>
          <table:table-cell/>
        </table:table-row>
        <table:table-row table:style-name="ro1">
          <table:table-cell office:value-type="string">
            <text:p>Sitti Devi Nona Fallil </text:p>
          </table:table-cell>
          <table:table-cell office:value-type="string">
            <text:p>Baba Lamboong Doole</text:p>
          </table:table-cell>
          <table:table-cell/>
        </table:table-row>
        <table:table-row table:style-name="ro1">
          <table:table-cell office:value-type="string">
            <text:p>Sitti Havang</text:p>
          </table:table-cell>
          <table:table-cell office:value-type="string">
            <text:p>Pangaran Adipati Amangkoerat</text:p>
          </table:table-cell>
          <table:table-cell/>
        </table:table-row>
        <table:table-row table:style-name="ro1">
          <table:table-cell office:value-type="string">
            <text:p>Sitti Zarina Ahamath Cassim</text:p>
          </table:table-cell>
          <table:table-cell office:value-type="string">
            <text:p>Tuan Mohammed Hakim Thajudeen</text:p>
          </table:table-cell>
          <table:table-cell/>
        </table:table-row>
        <table:table-row table:style-name="ro1">
          <table:table-cell office:value-type="string">
            <text:p>Sooriadharma Tasnin</text:p>
          </table:table-cell>
          <table:table-cell office:value-type="string">
            <text:p>Farleen Jaldin</text:p>
          </table:table-cell>
          <table:table-cell/>
        </table:table-row>
        <table:table-row table:style-name="ro1">
          <table:table-cell office:value-type="string">
            <text:p>Soraya Jamdin </text:p>
          </table:table-cell>
          <table:table-cell office:value-type="string">
            <text:p>... Alvares</text:p>
          </table:table-cell>
          <table:table-cell/>
        </table:table-row>
        <table:table-row table:style-name="ro1">
          <table:table-cell office:value-type="string">
            <text:p>T Hafiz Jainudeen </text:p>
          </table:table-cell>
          <table:table-cell office:value-type="string">
            <text:p>Gnei Freeda Burah</text:p>
          </table:table-cell>
          <table:table-cell/>
        </table:table-row>
        <table:table-row table:style-name="ro1">
          <table:table-cell office:value-type="string">
            <text:p>T Haroun Burah</text:p>
          </table:table-cell>
          <table:table-cell office:value-type="string">
            <text:p>Binthara Samahon</text:p>
          </table:table-cell>
          <table:table-cell/>
        </table:table-row>
        <table:table-row table:style-name="ro1">
          <table:table-cell office:value-type="string">
            <text:p>T Hussain Jayah</text:p>
          </table:table-cell>
          <table:table-cell office:value-type="string">
            <text:p>Freeda Yussoof</text:p>
          </table:table-cell>
          <table:table-cell/>
        </table:table-row>
        <table:table-row table:style-name="ro1">
          <table:table-cell office:value-type="string">
            <text:p>T Merza Aleph Sourjah</text:p>
          </table:table-cell>
          <table:table-cell office:value-type="string">
            <text:p>Fatima</text:p>
          </table:table-cell>
          <table:table-cell/>
        </table:table-row>
        <table:table-row table:style-name="ro1">
          <table:table-cell office:value-type="string">
            <text:p>T Taliph Jayah</text:p>
          </table:table-cell>
          <table:table-cell office:value-type="string">
            <text:p>Indreswary Arulambalam</text:p>
          </table:table-cell>
          <table:table-cell/>
        </table:table-row>
        <table:table-row table:style-name="ro1">
          <table:table-cell office:value-type="string">
            <text:p>T Thajudeen Ahamath Cassim</text:p>
          </table:table-cell>
          <table:table-cell office:value-type="string">
            <text:p>Sharma Luthfiya Jaimon</text:p>
          </table:table-cell>
          <table:table-cell/>
        </table:table-row>
        <table:table-row table:style-name="ro1">
          <table:table-cell office:value-type="string">
            <text:p>T. Hisham </text:p>
          </table:table-cell>
          <table:table-cell office:value-type="string">
            <text:p>Rumi Hadji</text:p>
          </table:table-cell>
          <table:table-cell/>
        </table:table-row>
        <table:table-row table:style-name="ro1">
          <table:table-cell office:value-type="string">
            <text:p>T. Kitchil Jayah </text:p>
          </table:table-cell>
          <table:table-cell office:value-type="string">
            <text:p>Shakeela Dissanayaka</text:p>
          </table:table-cell>
          <table:table-cell/>
        </table:table-row>
        <table:table-row table:style-name="ro1">
          <table:table-cell office:value-type="string">
            <text:p>T. Manzil Burah</text:p>
          </table:table-cell>
          <table:table-cell office:value-type="string">
            <text:p>Samath</text:p>
          </table:table-cell>
          <table:table-cell/>
        </table:table-row>
        <table:table-row table:style-name="ro1">
          <table:table-cell office:value-type="string">
            <text:p>T. Manzil Burah</text:p>
          </table:table-cell>
          <table:table-cell office:value-type="string">
            <text:p>Karima Amit </text:p>
          </table:table-cell>
          <table:table-cell/>
        </table:table-row>
        <table:table-row table:style-name="ro1">
          <table:table-cell office:value-type="string">
            <text:p>TC Masnavi Jayah</text:p>
          </table:table-cell>
          <table:table-cell office:value-type="string">
            <text:p>G Zanorra Burah</text:p>
          </table:table-cell>
          <table:table-cell/>
        </table:table-row>
        <table:table-row table:style-name="ro1">
          <table:table-cell office:value-type="string">
            <text:p>Tirta Kanchana</text:p>
          </table:table-cell>
          <table:table-cell office:value-type="string">
            <text:p>TS Jassmin</text:p>
          </table:table-cell>
          <table:table-cell/>
        </table:table-row>
        <table:table-row table:style-name="ro1">
          <table:table-cell office:value-type="string">
            <text:p>Tuan Abu Cassim Burah </text:p>
          </table:table-cell>
          <table:table-cell office:value-type="string">
            <text:p>Nona Marliya Mahamooth</text:p>
          </table:table-cell>
          <table:table-cell/>
        </table:table-row>
        <table:table-row table:style-name="ro1">
          <table:table-cell office:value-type="string">
            <text:p>Tuan Arfin Machan Burah </text:p>
          </table:table-cell>
          <table:table-cell office:value-type="string">
            <text:p>Gene Elsie Manel Pereira</text:p>
          </table:table-cell>
          <table:table-cell/>
        </table:table-row>
        <table:table-row table:style-name="ro1">
          <table:table-cell office:value-type="string">
            <text:p>Tuan Aziz Burah</text:p>
          </table:table-cell>
          <table:table-cell office:value-type="string">
            <text:p>Gnei Zareena Suhood</text:p>
          </table:table-cell>
          <table:table-cell/>
        </table:table-row>
        <table:table-row table:style-name="ro1">
          <table:table-cell office:value-type="string">
            <text:p>Tuan Aziz Burah</text:p>
          </table:table-cell>
          <table:table-cell office:value-type="string">
            <text:p>Gnei Zareena Suhood</text:p>
          </table:table-cell>
          <table:table-cell/>
        </table:table-row>
        <table:table-row table:style-name="ro1">
          <table:table-cell office:value-type="string">
            <text:p>Tuan Bagoes Burah</text:p>
          </table:table-cell>
          <table:table-cell office:value-type="string">
            <text:p>Pearly Meedin</text:p>
          </table:table-cell>
          <table:table-cell/>
        </table:table-row>
        <table:table-row table:style-name="ro1">
          <table:table-cell office:value-type="string">
            <text:p>Tuan Bishrul Burah</text:p>
          </table:table-cell>
          <table:table-cell office:value-type="string">
            <text:p>Rumi Hadji</text:p>
          </table:table-cell>
          <table:table-cell/>
        </table:table-row>
        <table:table-row table:style-name="ro1">
          <table:table-cell office:value-type="string">
            <text:p>Tuan Deep Burah </text:p>
          </table:table-cell>
          <table:table-cell office:value-type="string">
            <text:p>Marina Asmone</text:p>
          </table:table-cell>
          <table:table-cell/>
        </table:table-row>
        <table:table-row table:style-name="ro1">
          <table:table-cell office:value-type="string">
            <text:p>Tuan Faazi Packeerally </text:p>
          </table:table-cell>
          <table:table-cell office:value-type="string">
            <text:p>Kumbang Samahon</text:p>
          </table:table-cell>
          <table:table-cell/>
        </table:table-row>
        <table:table-row table:style-name="ro1">
          <table:table-cell office:value-type="string">
            <text:p>Tuan Hadji Burah <text:s/></text:p>
          </table:table-cell>
          <table:table-cell office:value-type="string">
            <text:p>Dalreena Suhood</text:p>
          </table:table-cell>
          <table:table-cell/>
        </table:table-row>
        <table:table-row table:style-name="ro1">
          <table:table-cell office:value-type="string">
            <text:p>Tuan Hadjirin Burah</text:p>
          </table:table-cell>
          <table:table-cell office:value-type="string">
            <text:p>Raazeena Wahid</text:p>
          </table:table-cell>
          <table:table-cell/>
        </table:table-row>
        <table:table-row table:style-name="ro1">
          <table:table-cell office:value-type="string">
            <text:p>Tuan Haroun Burah </text:p>
          </table:table-cell>
          <table:table-cell office:value-type="string">
            <text:p>Binthara Samahon</text:p>
          </table:table-cell>
          <table:table-cell/>
        </table:table-row>
        <table:table-row table:style-name="ro1">
          <table:table-cell office:value-type="string">
            <text:p>Tuan Kadir Burah</text:p>
          </table:table-cell>
          <table:table-cell office:value-type="string">
            <text:p>Inthan Sheriff</text:p>
          </table:table-cell>
          <table:table-cell/>
        </table:table-row>
        <table:table-row table:style-name="ro1">
          <table:table-cell office:value-type="string">
            <text:p>Tuan Kathir Burah</text:p>
          </table:table-cell>
          <table:table-cell office:value-type="string">
            <text:p>Wahida Bahaman</text:p>
          </table:table-cell>
          <table:table-cell/>
        </table:table-row>
        <table:table-row table:style-name="ro1">
          <table:table-cell office:value-type="string">
            <text:p>Tuan Kathir Burah</text:p>
          </table:table-cell>
          <table:table-cell office:value-type="string">
            <text:p>Inthan Sheriff</text:p>
          </table:table-cell>
          <table:table-cell/>
        </table:table-row>
        <table:table-row table:style-name="ro1">
          <table:table-cell office:value-type="string">
            <text:p>Tuan Kitchil Abu Cassim Burah</text:p>
          </table:table-cell>
          <table:table-cell office:value-type="string">
            <text:p>Gnei Kitchil Dole</text:p>
          </table:table-cell>
          <table:table-cell/>
        </table:table-row>
        <table:table-row table:style-name="ro1">
          <table:table-cell office:value-type="string">
            <text:p>Tuan Kitchil Burah </text:p>
          </table:table-cell>
          <table:table-cell office:value-type="string">
            <text:p>Gnei Dain Hadji Bahar</text:p>
          </table:table-cell>
          <table:table-cell/>
        </table:table-row>
        <table:table-row table:style-name="ro1">
          <table:table-cell office:value-type="string">
            <text:p>Tuan Kitchil Burah </text:p>
          </table:table-cell>
          <table:table-cell office:value-type="string">
            <text:p>Gnei Surahi Bahaman </text:p>
          </table:table-cell>
          <table:table-cell/>
        </table:table-row>
        <table:table-row table:style-name="ro1">
          <table:table-cell office:value-type="string">
            <text:p>Tuan Kitchill Doella Padan </text:p>
          </table:table-cell>
          <table:table-cell office:value-type="string">
            <text:p>Weerabangsa</text:p>
          </table:table-cell>
          <table:table-cell/>
        </table:table-row>
        <table:table-row table:style-name="ro1">
          <table:table-cell office:value-type="string">
            <text:p>Tuan Mohammed Khalid Cassim Burah</text:p>
          </table:table-cell>
          <table:table-cell office:value-type="string">
            <text:p>Aynoon Mutaliph</text:p>
          </table:table-cell>
          <table:table-cell/>
        </table:table-row>
        <table:table-row table:style-name="ro1">
          <table:table-cell office:value-type="string">
            <text:p>Tuan Mubarak Packeerally</text:p>
          </table:table-cell>
          <table:table-cell office:value-type="string">
            <text:p>Gnei Zareen Jamalon</text:p>
          </table:table-cell>
          <table:table-cell/>
        </table:table-row>
        <table:table-row table:style-name="ro1">
          <table:table-cell office:value-type="string">
            <text:p>Tuan Nizam Haniffa</text:p>
          </table:table-cell>
          <table:table-cell office:value-type="string">
            <text:p>Gnei Bidoora Doole</text:p>
          </table:table-cell>
          <table:table-cell/>
        </table:table-row>
        <table:table-row table:style-name="ro1">
          <table:table-cell office:value-type="string">
            <text:p>Tuan Rafeek Burah</text:p>
          </table:table-cell>
          <table:table-cell office:value-type="string">
            <text:p>Packeer</text:p>
          </table:table-cell>
          <table:table-cell/>
        </table:table-row>
        <table:table-row table:style-name="ro1">
          <table:table-cell office:value-type="string">
            <text:p>Tuan Raji Doole</text:p>
          </table:table-cell>
          <table:table-cell office:value-type="string">
            <text:p>Miss Yusoof</text:p>
          </table:table-cell>
          <table:table-cell/>
        </table:table-row>
        <table:table-row table:style-name="ro1">
          <table:table-cell office:value-type="string">
            <text:p>Tuan Raschid Burah</text:p>
          </table:table-cell>
          <table:table-cell office:value-type="string">
            <text:p>Seedin</text:p>
          </table:table-cell>
          <table:table-cell/>
        </table:table-row>
        <table:table-row table:style-name="ro1">
          <table:table-cell office:value-type="string">
            <text:p>Tuan Riza Dinesh Burah</text:p>
          </table:table-cell>
          <table:table-cell office:value-type="string">
            <text:p>Coralie Nadine Caspersz</text:p>
          </table:table-cell>
          <table:table-cell/>
        </table:table-row>
        <table:table-row table:style-name="ro1">
          <table:table-cell office:value-type="string">
            <text:p>Tuan Roshan Haroun Burah</text:p>
          </table:table-cell>
          <table:table-cell office:value-type="string">
            <text:p>Shareefa Hanaffi</text:p>
          </table:table-cell>
          <table:table-cell/>
        </table:table-row>
        <table:table-row table:style-name="ro1">
          <table:table-cell office:value-type="string">
            <text:p>Tuan Shihaan Fareed Burah</text:p>
          </table:table-cell>
          <table:table-cell office:value-type="string">
            <text:p>Fazweena Akbar</text:p>
          </table:table-cell>
          <table:table-cell/>
        </table:table-row>
        <table:table-row table:style-name="ro1">
          <table:table-cell office:value-type="string">
            <text:p>Tuan Shums Packeerally</text:p>
          </table:table-cell>
          <table:table-cell office:value-type="string">
            <text:p>Dottie Rawlin</text:p>
          </table:table-cell>
          <table:table-cell/>
        </table:table-row>
        <table:table-row table:style-name="ro1">
          <table:table-cell office:value-type="string">
            <text:p>Tuan Sundara Burah</text:p>
          </table:table-cell>
          <table:table-cell office:value-type="string">
            <text:p>Fowzia Sikkander</text:p>
          </table:table-cell>
          <table:table-cell/>
        </table:table-row>
        <table:table-row table:style-name="ro1">
          <table:table-cell office:value-type="string">
            <text:p>Tuan Tahirin Cassim Burah </text:p>
          </table:table-cell>
          <table:table-cell office:value-type="string">
            <text:p>Gnei Balkis Jaimon </text:p>
          </table:table-cell>
          <table:table-cell/>
        </table:table-row>
        <table:table-row table:style-name="ro1">
          <table:table-cell office:value-type="string">
            <text:p>Tuan Takilin Ahamath Cassim</text:p>
          </table:table-cell>
          <table:table-cell office:value-type="string">
            <text:p>Gnei Boelan Ahamath Cassim</text:p>
          </table:table-cell>
          <table:table-cell/>
        </table:table-row>
        <table:table-row table:style-name="ro1">
          <table:table-cell office:value-type="string">
            <text:p>Tuan Thajudeen Buckker</text:p>
          </table:table-cell>
          <table:table-cell office:value-type="string">
            <text:p>Suja Dole</text:p>
          </table:table-cell>
          <table:table-cell/>
        </table:table-row>
        <table:table-row table:style-name="ro1">
          <table:table-cell office:value-type="string">
            <text:p>Tuan Thariq Rumi Jainudeen </text:p>
          </table:table-cell>
          <table:table-cell office:value-type="string">
            <text:p>Gnei Zeenar Burah</text:p>
          </table:table-cell>
          <table:table-cell/>
        </table:table-row>
        <table:table-row table:style-name="ro1">
          <table:table-cell office:value-type="string">
            <text:p>Tuan Yehiya Cassim Burah </text:p>
          </table:table-cell>
          <table:table-cell office:value-type="string">
            <text:p>Gnei Maas Roteh Bangsajayah</text:p>
          </table:table-cell>
          <table:table-cell/>
        </table:table-row>
        <table:table-row table:style-name="ro1">
          <table:table-cell office:value-type="string">
            <text:p>Ummu Kadija </text:p>
          </table:table-cell>
          <table:table-cell office:value-type="string">
            <text:p>Mohammed Balankaya</text:p>
          </table:table-cell>
          <table:table-cell/>
        </table:table-row>
        <table:table-row table:style-name="ro1">
          <table:table-cell office:value-type="string">
            <text:p>Ummu nona Cassim Burah</text:p>
          </table:table-cell>
          <table:table-cell office:value-type="string">
            <text:p>T Azeez Hassan</text:p>
          </table:table-cell>
          <table:table-cell/>
        </table:table-row>
        <table:table-row table:style-name="ro1">
          <table:table-cell office:value-type="string">
            <text:p>Wazeera Hadjirin Burah</text:p>
          </table:table-cell>
          <table:table-cell office:value-type="string">
            <text:p>Milton Manamperi</text:p>
          </table:table-cell>
          <table:table-cell office:value-type="string">
            <text:p>sinh</text:p>
          </table:table-cell>
        </table:table-row>
        <table:table-row table:style-name="ro1">
          <table:table-cell office:value-type="string">
            <text:p>Yolande Jainudeen </text:p>
          </table:table-cell>
          <table:table-cell office:value-type="string">
            <text:p>Fazil Jamaldin</text:p>
          </table:table-cell>
          <table:table-cell/>
        </table:table-row>
        <table:table-row table:style-name="ro1">
          <table:table-cell office:value-type="string">
            <text:p>Zain Doole</text:p>
          </table:table-cell>
          <table:table-cell office:value-type="string">
            <text:p>Gnei Moeda Abu Cassim <text:s/></text:p>
          </table:table-cell>
          <table:table-cell/>
        </table:table-row>
        <table:table-row table:style-name="ro1">
          <table:table-cell office:value-type="string">
            <text:p>Zaitoon Sourjah</text:p>
          </table:table-cell>
          <table:table-cell office:value-type="string">
            <text:p>K Gunasekera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1">03/11/2009</text:date>, <text:time>16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1T09:33:59</meta:creation-date>
    <dc:date>2009-03-11T16:34:42</dc:date>
    <meta:editing-cycles>9</meta:editing-cycles>
    <meta:editing-duration>PT7H0M44S</meta:editing-duration>
    <meta:user-defined meta:name="Info 1"/>
    <meta:user-defined meta:name="Info 2"/>
    <meta:user-defined meta:name="Info 3"/>
    <meta:user-defined meta:name="Info 4"/>
    <meta:document-statistic meta:table-count="3" meta:cell-count="621"/>
  </office:meta>
</office:document-meta>
</file>